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fo:language="en" fo:country="US" style:font-size-asian="10pt" style:language-asian="zxx" style:country-asian="none" style:font-size-complex="10pt" style:language-complex="zxx" style:country-complex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oap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>
            <text:p>Size</text:p>
          </table:table-cell>
          <table:table-cell office:value-type="float" office:value="1024">
            <text:p>1024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table:number-columns-repeated="4"/>
          <table:table-cell table:style-name="ce1" table:formula="oooc:=AVERAGE([.A3:.A13])" office:value-type="float" office:value="2362.2">
            <text:p>2362.2</text:p>
          </table:table-cell>
          <table:table-cell table:style-name="ce1" table:formula="oooc:=AVERAGE([.B3:.B13])" office:value-type="float" office:value="673.8">
            <text:p>673.8</text:p>
          </table:table-cell>
          <table:table-cell table:style-name="ce1" table:formula="oooc:=AVERAGE([.C3:.C13])" office:value-type="float" office:value="3036.1">
            <text:p>3036.1</text:p>
          </table:table-cell>
        </table:table-row>
        <table:table-row table:style-name="ro1">
          <table:table-cell office:value-type="float" office:value="2555">
            <text:p>2555</text:p>
          </table:table-cell>
          <table:table-cell office:value-type="float" office:value="724">
            <text:p>724</text:p>
          </table:table-cell>
          <table:table-cell office:value-type="float" office:value="3279">
            <text:p>3279</text:p>
          </table:table-cell>
          <table:table-cell table:number-columns-repeated="4"/>
        </table:table-row>
        <table:table-row table:style-name="ro1">
          <table:table-cell office:value-type="float" office:value="2459">
            <text:p>2459</text:p>
          </table:table-cell>
          <table:table-cell office:value-type="float" office:value="800">
            <text:p>800</text:p>
          </table:table-cell>
          <table:table-cell office:value-type="float" office:value="3259">
            <text:p>3259</text:p>
          </table:table-cell>
          <table:table-cell table:number-columns-repeated="4"/>
        </table:table-row>
        <table:table-row table:style-name="ro1">
          <table:table-cell office:value-type="float" office:value="2382">
            <text:p>2382</text:p>
          </table:table-cell>
          <table:table-cell office:value-type="float" office:value="693">
            <text:p>693</text:p>
          </table:table-cell>
          <table:table-cell office:value-type="float" office:value="3075">
            <text:p>3075</text:p>
          </table:table-cell>
          <table:table-cell table:number-columns-repeated="4"/>
        </table:table-row>
        <table:table-row table:style-name="ro1">
          <table:table-cell office:value-type="float" office:value="2343">
            <text:p>2343</text:p>
          </table:table-cell>
          <table:table-cell office:value-type="float" office:value="573">
            <text:p>573</text:p>
          </table:table-cell>
          <table:table-cell office:value-type="float" office:value="2916">
            <text:p>2916</text:p>
          </table:table-cell>
          <table:table-cell table:number-columns-repeated="4"/>
        </table:table-row>
        <table:table-row table:style-name="ro1">
          <table:table-cell office:value-type="float" office:value="2284">
            <text:p>2284</text:p>
          </table:table-cell>
          <table:table-cell office:value-type="float" office:value="688">
            <text:p>688</text:p>
          </table:table-cell>
          <table:table-cell office:value-type="float" office:value="2972">
            <text:p>2972</text:p>
          </table:table-cell>
          <table:table-cell table:number-columns-repeated="4"/>
        </table:table-row>
        <table:table-row table:style-name="ro1">
          <table:table-cell office:value-type="float" office:value="2344">
            <text:p>2344</text:p>
          </table:table-cell>
          <table:table-cell office:value-type="float" office:value="586">
            <text:p>586</text:p>
          </table:table-cell>
          <table:table-cell office:value-type="float" office:value="2930">
            <text:p>2930</text:p>
          </table:table-cell>
          <table:table-cell table:number-columns-repeated="4"/>
        </table:table-row>
        <table:table-row table:style-name="ro1">
          <table:table-cell office:value-type="float" office:value="2258">
            <text:p>2258</text:p>
          </table:table-cell>
          <table:table-cell office:value-type="float" office:value="811">
            <text:p>811</text:p>
          </table:table-cell>
          <table:table-cell office:value-type="float" office:value="3069">
            <text:p>3069</text:p>
          </table:table-cell>
          <table:table-cell table:number-columns-repeated="4"/>
        </table:table-row>
        <table:table-row table:style-name="ro1">
          <table:table-cell office:value-type="float" office:value="2374">
            <text:p>2374</text:p>
          </table:table-cell>
          <table:table-cell office:value-type="float" office:value="571">
            <text:p>571</text:p>
          </table:table-cell>
          <table:table-cell office:value-type="float" office:value="2945">
            <text:p>2945</text:p>
          </table:table-cell>
          <table:table-cell table:number-columns-repeated="4"/>
        </table:table-row>
        <table:table-row table:style-name="ro1">
          <table:table-cell office:value-type="float" office:value="2284">
            <text:p>2284</text:p>
          </table:table-cell>
          <table:table-cell office:value-type="float" office:value="704">
            <text:p>704</text:p>
          </table:table-cell>
          <table:table-cell office:value-type="float" office:value="2989">
            <text:p>2989</text:p>
          </table:table-cell>
          <table:table-cell table:number-columns-repeated="4"/>
        </table:table-row>
        <table:table-row table:style-name="ro1">
          <table:table-cell office:value-type="float" office:value="2339">
            <text:p>2339</text:p>
          </table:table-cell>
          <table:table-cell office:value-type="float" office:value="588">
            <text:p>588</text:p>
          </table:table-cell>
          <table:table-cell office:value-type="float" office:value="2927">
            <text:p>2927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2048">
            <text:p>2048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3462">
            <text:p>3462</text:p>
          </table:table-cell>
          <table:table-cell office:value-type="float" office:value="1020">
            <text:p>1020</text:p>
          </table:table-cell>
          <table:table-cell office:value-type="float" office:value="4482">
            <text:p>4482</text:p>
          </table:table-cell>
          <table:table-cell/>
          <table:table-cell table:style-name="ce1" table:formula="oooc:=AVERAGE([.A20:.A30])" office:value-type="float" office:value="3497.36363636364">
            <text:p>3497.36</text:p>
          </table:table-cell>
          <table:table-cell table:style-name="ce1" table:formula="oooc:=AVERAGE([.B20:.B30])" office:value-type="float" office:value="1048">
            <text:p>1048</text:p>
          </table:table-cell>
          <table:table-cell table:style-name="ce1" table:formula="oooc:=AVERAGE([.C20:.C30])" office:value-type="float" office:value="4545.36363636364">
            <text:p>4545.36</text:p>
          </table:table-cell>
        </table:table-row>
        <table:table-row table:style-name="ro1">
          <table:table-cell office:value-type="float" office:value="3537">
            <text:p>3537</text:p>
          </table:table-cell>
          <table:table-cell office:value-type="float" office:value="1009">
            <text:p>1009</text:p>
          </table:table-cell>
          <table:table-cell office:value-type="float" office:value="4546">
            <text:p>4546</text:p>
          </table:table-cell>
          <table:table-cell table:number-columns-repeated="4"/>
        </table:table-row>
        <table:table-row table:style-name="ro1">
          <table:table-cell office:value-type="float" office:value="3409">
            <text:p>3409</text:p>
          </table:table-cell>
          <table:table-cell office:value-type="float" office:value="997">
            <text:p>997</text:p>
          </table:table-cell>
          <table:table-cell office:value-type="float" office:value="4406">
            <text:p>4406</text:p>
          </table:table-cell>
          <table:table-cell table:number-columns-repeated="4"/>
        </table:table-row>
        <table:table-row table:style-name="ro1">
          <table:table-cell office:value-type="float" office:value="3472">
            <text:p>3472</text:p>
          </table:table-cell>
          <table:table-cell office:value-type="float" office:value="1024">
            <text:p>1024</text:p>
          </table:table-cell>
          <table:table-cell office:value-type="float" office:value="4496">
            <text:p>4496</text:p>
          </table:table-cell>
          <table:table-cell table:number-columns-repeated="4"/>
        </table:table-row>
        <table:table-row table:style-name="ro1">
          <table:table-cell office:value-type="float" office:value="3516">
            <text:p>3516</text:p>
          </table:table-cell>
          <table:table-cell office:value-type="float" office:value="1132">
            <text:p>1132</text:p>
          </table:table-cell>
          <table:table-cell office:value-type="float" office:value="4648">
            <text:p>4648</text:p>
          </table:table-cell>
          <table:table-cell table:number-columns-repeated="4"/>
        </table:table-row>
        <table:table-row table:style-name="ro1">
          <table:table-cell office:value-type="float" office:value="3488">
            <text:p>3488</text:p>
          </table:table-cell>
          <table:table-cell office:value-type="float" office:value="980">
            <text:p>980</text:p>
          </table:table-cell>
          <table:table-cell office:value-type="float" office:value="4468">
            <text:p>4468</text:p>
          </table:table-cell>
          <table:table-cell table:number-columns-repeated="4"/>
        </table:table-row>
        <table:table-row table:style-name="ro1">
          <table:table-cell office:value-type="float" office:value="3504">
            <text:p>3504</text:p>
          </table:table-cell>
          <table:table-cell office:value-type="float" office:value="1244">
            <text:p>1244</text:p>
          </table:table-cell>
          <table:table-cell office:value-type="float" office:value="4748">
            <text:p>4748</text:p>
          </table:table-cell>
          <table:table-cell table:number-columns-repeated="4"/>
        </table:table-row>
        <table:table-row table:style-name="ro1">
          <table:table-cell office:value-type="float" office:value="3557">
            <text:p>3557</text:p>
          </table:table-cell>
          <table:table-cell office:value-type="float" office:value="1060">
            <text:p>1060</text:p>
          </table:table-cell>
          <table:table-cell office:value-type="float" office:value="4617">
            <text:p>4617</text:p>
          </table:table-cell>
          <table:table-cell table:number-columns-repeated="4"/>
        </table:table-row>
        <table:table-row table:style-name="ro1">
          <table:table-cell office:value-type="float" office:value="3549">
            <text:p>3549</text:p>
          </table:table-cell>
          <table:table-cell office:value-type="float" office:value="987">
            <text:p>987</text:p>
          </table:table-cell>
          <table:table-cell office:value-type="float" office:value="4536">
            <text:p>4536</text:p>
          </table:table-cell>
          <table:table-cell table:number-columns-repeated="4"/>
        </table:table-row>
        <table:table-row table:style-name="ro1">
          <table:table-cell office:value-type="float" office:value="3429">
            <text:p>3429</text:p>
          </table:table-cell>
          <table:table-cell office:value-type="float" office:value="1075">
            <text:p>1075</text:p>
          </table:table-cell>
          <table:table-cell office:value-type="float" office:value="4504">
            <text:p>4504</text:p>
          </table:table-cell>
          <table:table-cell table:number-columns-repeated="4"/>
        </table:table-row>
        <table:table-row table:style-name="ro1">
          <table:table-cell office:value-type="float" office:value="3548">
            <text:p>3548</text:p>
          </table:table-cell>
          <table:table-cell office:value-type="float" office:value="1000">
            <text:p>1000</text:p>
          </table:table-cell>
          <table:table-cell office:value-type="float" office:value="4548">
            <text:p>4548</text:p>
          </table:table-cell>
          <table:table-cell table:number-columns-repeated="4"/>
        </table:table-row>
      </table:table>
      <table:table table:name="proxyOBJ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ize</text:p>
          </table:table-cell>
          <table:table-cell office:value-type="float" office:value="1024">
            <text:p>1024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2118">
            <text:p>2118</text:p>
          </table:table-cell>
          <table:table-cell office:value-type="float" office:value="2461">
            <text:p>2461</text:p>
          </table:table-cell>
          <table:table-cell office:value-type="float" office:value="4579">
            <text:p>4579</text:p>
          </table:table-cell>
          <table:table-cell/>
          <table:table-cell table:style-name="ce1" table:formula="oooc:=AVERAGE([.A3:.A13])" office:value-type="float" office:value="1523">
            <text:p>1523</text:p>
          </table:table-cell>
          <table:table-cell table:style-name="ce1" table:formula="oooc:=AVERAGE([.B3:.B13])" office:value-type="float" office:value="1829.09090909091">
            <text:p>1829.09</text:p>
          </table:table-cell>
          <table:table-cell table:style-name="ce1" table:formula="oooc:=AVERAGE([.C3:.C13])" office:value-type="float" office:value="3352.45454545455">
            <text:p>3352.45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1754">
            <text:p>1754</text:p>
          </table:table-cell>
          <table:table-cell office:value-type="float" office:value="2776">
            <text:p>2776</text:p>
          </table:table-cell>
          <table:table-cell table:number-columns-repeated="4"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1876">
            <text:p>1876</text:p>
          </table:table-cell>
          <table:table-cell office:value-type="float" office:value="2988">
            <text:p>2988</text:p>
          </table:table-cell>
          <table:table-cell table:number-columns-repeated="4"/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1794">
            <text:p>1794</text:p>
          </table:table-cell>
          <table:table-cell office:value-type="float" office:value="3726">
            <text:p>3726</text:p>
          </table:table-cell>
          <table:table-cell table:number-columns-repeated="4"/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1899">
            <text:p>1899</text:p>
          </table:table-cell>
          <table:table-cell office:value-type="float" office:value="2876">
            <text:p>2876</text:p>
          </table:table-cell>
          <table:table-cell table:number-columns-repeated="4"/>
        </table:table-row>
        <table:table-row table:style-name="ro1">
          <table:table-cell office:value-type="float" office:value="3385">
            <text:p>3385</text:p>
          </table:table-cell>
          <table:table-cell office:value-type="float" office:value="1641">
            <text:p>1641</text:p>
          </table:table-cell>
          <table:table-cell office:value-type="float" office:value="5026">
            <text:p>5026</text:p>
          </table:table-cell>
          <table:table-cell table:number-columns-repeated="4"/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1852">
            <text:p>1852</text:p>
          </table:table-cell>
          <table:table-cell office:value-type="float" office:value="2939">
            <text:p>2939</text:p>
          </table:table-cell>
          <table:table-cell table:number-columns-repeated="4"/>
        </table:table-row>
        <table:table-row table:style-name="ro1">
          <table:table-cell office:value-type="float" office:value="1657">
            <text:p>1657</text:p>
          </table:table-cell>
          <table:table-cell office:value-type="float" office:value="1676">
            <text:p>1676</text:p>
          </table:table-cell>
          <table:table-cell office:value-type="float" office:value="3333">
            <text:p>3333</text:p>
          </table:table-cell>
          <table:table-cell table:number-columns-repeated="4"/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1693">
            <text:p>1693</text:p>
          </table:table-cell>
          <table:table-cell office:value-type="float" office:value="2976">
            <text:p>2976</text:p>
          </table:table-cell>
          <table:table-cell table:number-columns-repeated="4"/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1676">
            <text:p>1676</text:p>
          </table:table-cell>
          <table:table-cell office:value-type="float" office:value="2733">
            <text:p>2733</text:p>
          </table:table-cell>
          <table:table-cell table:number-columns-repeated="4"/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1798">
            <text:p>1798</text:p>
          </table:table-cell>
          <table:table-cell office:value-type="float" office:value="2925">
            <text:p>292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2048">
            <text:p>2048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3180">
            <text:p>3180</text:p>
          </table:table-cell>
          <table:table-cell office:value-type="float" office:value="4398">
            <text:p>4398</text:p>
          </table:table-cell>
          <table:table-cell/>
          <table:table-cell table:style-name="ce1" table:formula="oooc:=AVERAGE([.A18:.A28])" office:value-type="float" office:value="1202">
            <text:p>1202</text:p>
          </table:table-cell>
          <table:table-cell table:style-name="ce1" table:formula="oooc:=AVERAGE([.B18:.B28])" office:value-type="float" office:value="3425.45454545455">
            <text:p>3425.45</text:p>
          </table:table-cell>
          <table:table-cell table:style-name="ce1" table:formula="oooc:=AVERAGE([.C18:.C28])" office:value-type="float" office:value="4627.63636363636">
            <text:p>4627.64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3327">
            <text:p>3327</text:p>
          </table:table-cell>
          <table:table-cell office:value-type="float" office:value="4337">
            <text:p>4337</text:p>
          </table:table-cell>
          <table:table-cell table:number-columns-repeated="4"/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3345">
            <text:p>3345</text:p>
          </table:table-cell>
          <table:table-cell office:value-type="float" office:value="4497">
            <text:p>4497</text:p>
          </table:table-cell>
          <table:table-cell table:number-columns-repeated="4"/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3292">
            <text:p>3292</text:p>
          </table:table-cell>
          <table:table-cell office:value-type="float" office:value="4466">
            <text:p>4466</text:p>
          </table:table-cell>
          <table:table-cell table:number-columns-repeated="4"/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5005">
            <text:p>5005</text:p>
          </table:table-cell>
          <table:table-cell office:value-type="float" office:value="6203">
            <text:p>6203</text:p>
          </table:table-cell>
          <table:table-cell table:number-columns-repeated="4"/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3591">
            <text:p>3591</text:p>
          </table:table-cell>
          <table:table-cell office:value-type="float" office:value="4809">
            <text:p>4809</text:p>
          </table:table-cell>
          <table:table-cell table:number-columns-repeated="4"/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3282">
            <text:p>3282</text:p>
          </table:table-cell>
          <table:table-cell office:value-type="float" office:value="4444">
            <text:p>4444</text:p>
          </table:table-cell>
          <table:table-cell table:number-columns-repeated="4"/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3104">
            <text:p>3104</text:p>
          </table:table-cell>
          <table:table-cell office:value-type="float" office:value="5047">
            <text:p>5047</text:p>
          </table:table-cell>
          <table:table-cell table:number-columns-repeated="4"/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3124">
            <text:p>3124</text:p>
          </table:table-cell>
          <table:table-cell office:value-type="float" office:value="4255">
            <text:p>4255</text:p>
          </table:table-cell>
          <table:table-cell table:number-columns-repeated="4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3067">
            <text:p>3067</text:p>
          </table:table-cell>
          <table:table-cell office:value-type="float" office:value="4082">
            <text:p>4082</text:p>
          </table:table-cell>
          <table:table-cell table:number-columns-repeated="4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3363">
            <text:p>3363</text:p>
          </table:table-cell>
          <table:table-cell office:value-type="float" office:value="4366">
            <text:p>436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3072">
            <text:p>3072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5148">
            <text:p>5148</text:p>
          </table:table-cell>
          <table:table-cell office:value-type="float" office:value="6184">
            <text:p>6184</text:p>
          </table:table-cell>
          <table:table-cell/>
          <table:table-cell table:style-name="ce1" table:formula="oooc:=AVERAGE([.A32:.A42])" office:value-type="float" office:value="1098.45454545455">
            <text:p>1098.45</text:p>
          </table:table-cell>
          <table:table-cell table:style-name="ce1" table:formula="oooc:=AVERAGE([.B32:.B42])" office:value-type="float" office:value="4912">
            <text:p>4912</text:p>
          </table:table-cell>
          <table:table-cell table:style-name="ce1" table:formula="oooc:=AVERAGE([.C32:.C42])" office:value-type="float" office:value="6010.72727272727">
            <text:p>6010.73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4882">
            <text:p>4882</text:p>
          </table:table-cell>
          <table:table-cell office:value-type="float" office:value="6040">
            <text:p>6040</text:p>
          </table:table-cell>
          <table:table-cell table:number-columns-repeated="4"/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4948">
            <text:p>4948</text:p>
          </table:table-cell>
          <table:table-cell office:value-type="float" office:value="6080">
            <text:p>6080</text:p>
          </table:table-cell>
          <table:table-cell table:number-columns-repeated="4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4887">
            <text:p>4887</text:p>
          </table:table-cell>
          <table:table-cell office:value-type="float" office:value="5987">
            <text:p>5987</text:p>
          </table:table-cell>
          <table:table-cell table:number-columns-repeated="4"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4783">
            <text:p>4783</text:p>
          </table:table-cell>
          <table:table-cell office:value-type="float" office:value="5845">
            <text:p>5845</text:p>
          </table:table-cell>
          <table:table-cell table:number-columns-repeated="4"/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4745">
            <text:p>4745</text:p>
          </table:table-cell>
          <table:table-cell office:value-type="float" office:value="5792">
            <text:p>5792</text:p>
          </table:table-cell>
          <table:table-cell table:number-columns-repeated="4"/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4866">
            <text:p>4866</text:p>
          </table:table-cell>
          <table:table-cell office:value-type="float" office:value="5943">
            <text:p>5943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896">
            <text:p>4896</text:p>
          </table:table-cell>
          <table:table-cell office:value-type="float" office:value="5896">
            <text:p>5896</text:p>
          </table:table-cell>
          <table:table-cell table:number-columns-repeated="4"/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4893">
            <text:p>4893</text:p>
          </table:table-cell>
          <table:table-cell office:value-type="float" office:value="6048">
            <text:p>6048</text:p>
          </table:table-cell>
          <table:table-cell table:number-columns-repeated="4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4948">
            <text:p>4948</text:p>
          </table:table-cell>
          <table:table-cell office:value-type="float" office:value="5988">
            <text:p>5988</text:p>
          </table:table-cell>
          <table:table-cell table:number-columns-repeated="4"/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5036">
            <text:p>5036</text:p>
          </table:table-cell>
          <table:table-cell office:value-type="float" office:value="6315">
            <text:p>6315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4096">
            <text:p>4096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6739">
            <text:p>6739</text:p>
          </table:table-cell>
          <table:table-cell office:value-type="float" office:value="7805">
            <text:p>7805</text:p>
          </table:table-cell>
          <table:table-cell/>
          <table:table-cell table:style-name="ce1" table:formula="oooc:=AVERAGE([.A48:.A58])" office:value-type="float" office:value="1167.36363636364">
            <text:p>1167.36</text:p>
          </table:table-cell>
          <table:table-cell table:style-name="ce1" table:formula="oooc:=AVERAGE([.B48:.B58])" office:value-type="float" office:value="6939.18181818182">
            <text:p>6939.18</text:p>
          </table:table-cell>
          <table:table-cell table:style-name="ce1" table:formula="oooc:=AVERAGE([.C48:.C58])" office:value-type="float" office:value="8106.81818181818">
            <text:p>8106.82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6625">
            <text:p>6625</text:p>
          </table:table-cell>
          <table:table-cell office:value-type="float" office:value="7800">
            <text:p>7800</text:p>
          </table:table-cell>
          <table:table-cell table:number-columns-repeated="4"/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7518">
            <text:p>7518</text:p>
          </table:table-cell>
          <table:table-cell office:value-type="float" office:value="8556">
            <text:p>8556</text:p>
          </table:table-cell>
          <table:table-cell table:number-columns-repeated="4"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6927">
            <text:p>6927</text:p>
          </table:table-cell>
          <table:table-cell office:value-type="float" office:value="7997">
            <text:p>7997</text:p>
          </table:table-cell>
          <table:table-cell table:number-columns-repeated="4"/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6806">
            <text:p>6806</text:p>
          </table:table-cell>
          <table:table-cell office:value-type="float" office:value="7993">
            <text:p>7993</text:p>
          </table:table-cell>
          <table:table-cell table:number-columns-repeated="4"/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6852">
            <text:p>6852</text:p>
          </table:table-cell>
          <table:table-cell office:value-type="float" office:value="7946">
            <text:p>7946</text:p>
          </table:table-cell>
          <table:table-cell table:number-columns-repeated="4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6964">
            <text:p>6964</text:p>
          </table:table-cell>
          <table:table-cell office:value-type="float" office:value="7966">
            <text:p>7966</text:p>
          </table:table-cell>
          <table:table-cell table:number-columns-repeated="4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7012">
            <text:p>7012</text:p>
          </table:table-cell>
          <table:table-cell office:value-type="float" office:value="8072">
            <text:p>8072</text:p>
          </table:table-cell>
          <table:table-cell table:number-columns-repeated="4"/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6810">
            <text:p>6810</text:p>
          </table:table-cell>
          <table:table-cell office:value-type="float" office:value="8748">
            <text:p>8748</text:p>
          </table:table-cell>
          <table:table-cell table:number-columns-repeated="4"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7065">
            <text:p>7065</text:p>
          </table:table-cell>
          <table:table-cell office:value-type="float" office:value="8031">
            <text:p>8031</text:p>
          </table:table-cell>
          <table:table-cell table:number-columns-repeated="4"/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7013">
            <text:p>7013</text:p>
          </table:table-cell>
          <table:table-cell office:value-type="float" office:value="8261">
            <text:p>8261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5120">
            <text:p>5120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7273">
            <text:p>7273</text:p>
          </table:table-cell>
          <table:table-cell office:value-type="float" office:value="8536">
            <text:p>8536</text:p>
          </table:table-cell>
          <table:table-cell/>
          <table:table-cell table:style-name="ce1" table:formula="oooc:=AVERAGE([.A65:.A75])" office:value-type="float" office:value="1237.4">
            <text:p>1237.4</text:p>
          </table:table-cell>
          <table:table-cell table:style-name="ce1" table:formula="oooc:=AVERAGE([.B65:.B75])" office:value-type="float" office:value="7370">
            <text:p>7370</text:p>
          </table:table-cell>
          <table:table-cell table:style-name="ce1" table:formula="oooc:=AVERAGE([.C65:.C75])" office:value-type="float" office:value="8607.7">
            <text:p>8607.7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7283">
            <text:p>7283</text:p>
          </table:table-cell>
          <table:table-cell office:value-type="float" office:value="8315">
            <text:p>8315</text:p>
          </table:table-cell>
          <table:table-cell table:number-columns-repeated="4"/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7484">
            <text:p>7484</text:p>
          </table:table-cell>
          <table:table-cell office:value-type="float" office:value="8616">
            <text:p>8616</text:p>
          </table:table-cell>
          <table:table-cell table:number-columns-repeated="4"/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7328">
            <text:p>7328</text:p>
          </table:table-cell>
          <table:table-cell office:value-type="float" office:value="8460">
            <text:p>8460</text:p>
          </table:table-cell>
          <table:table-cell table:number-columns-repeated="4"/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7453">
            <text:p>7453</text:p>
          </table:table-cell>
          <table:table-cell office:value-type="float" office:value="8666">
            <text:p>8666</text:p>
          </table:table-cell>
          <table:table-cell table:number-columns-repeated="4"/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7395">
            <text:p>7395</text:p>
          </table:table-cell>
          <table:table-cell office:value-type="float" office:value="9266">
            <text:p>9266</text:p>
          </table:table-cell>
          <table:table-cell table:number-columns-repeated="4"/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7314">
            <text:p>7314</text:p>
          </table:table-cell>
          <table:table-cell office:value-type="float" office:value="8666">
            <text:p>8666</text:p>
          </table:table-cell>
          <table:table-cell table:number-columns-repeated="4"/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7399">
            <text:p>7399</text:p>
          </table:table-cell>
          <table:table-cell office:value-type="float" office:value="8494">
            <text:p>8494</text:p>
          </table:table-cell>
          <table:table-cell table:number-columns-repeated="4"/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7496">
            <text:p>7496</text:p>
          </table:table-cell>
          <table:table-cell office:value-type="float" office:value="8542">
            <text:p>8542</text:p>
          </table:table-cell>
          <table:table-cell table:number-columns-repeated="4"/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7275">
            <text:p>7275</text:p>
          </table:table-cell>
          <table:table-cell office:value-type="float" office:value="8516">
            <text:p>8516</text:p>
          </table:table-cell>
          <table:table-cell table:number-columns-repeated="4"/>
        </table:table-row>
      </table:table>
      <table:table table:name="proxyREF_Obj" table:style-name="ta1" table:print="false">
        <table:table-column table:style-name="co1" table:number-columns-repeated="7" table:default-cell-style-name="Default"/>
        <table:table-row table:style-name="ro1">
          <table:table-cell table:style-name="ce2" office:value-type="string">
            <text:p>Size</text:p>
          </table:table-cell>
          <table:table-cell office:value-type="float" office:value="1024">
            <text:p>1024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2088">
            <text:p>2088</text:p>
          </table:table-cell>
          <table:table-cell office:value-type="float" office:value="3883">
            <text:p>3883</text:p>
          </table:table-cell>
          <table:table-cell office:value-type="float" office:value="5972">
            <text:p>5972</text:p>
          </table:table-cell>
          <table:table-cell/>
          <table:table-cell table:style-name="ce1" table:formula="oooc:=AVERAGE([.A3:.A13])" office:value-type="float" office:value="1251.63636363636">
            <text:p>1251.64</text:p>
          </table:table-cell>
          <table:table-cell table:style-name="ce1" table:formula="oooc:=AVERAGE([.B3:.B13])" office:value-type="float" office:value="2810.45454545455">
            <text:p>2810.45</text:p>
          </table:table-cell>
          <table:table-cell table:style-name="ce1" table:formula="oooc:=AVERAGE([.C3:.C13])" office:value-type="float" office:value="4062.27272727273">
            <text:p>4062.27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2937">
            <text:p>2937</text:p>
          </table:table-cell>
          <table:table-cell office:value-type="float" office:value="3954">
            <text:p>3954</text:p>
          </table:table-cell>
          <table:table-cell table:number-columns-repeated="4"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2523">
            <text:p>2523</text:p>
          </table:table-cell>
          <table:table-cell office:value-type="float" office:value="3585">
            <text:p>3585</text:p>
          </table:table-cell>
          <table:table-cell table:number-columns-repeated="4"/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2455">
            <text:p>2455</text:p>
          </table:table-cell>
          <table:table-cell office:value-type="float" office:value="4419">
            <text:p>4419</text:p>
          </table:table-cell>
          <table:table-cell table:number-columns-repeated="4"/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2574">
            <text:p>2574</text:p>
          </table:table-cell>
          <table:table-cell office:value-type="float" office:value="3643">
            <text:p>3643</text:p>
          </table:table-cell>
          <table:table-cell table:number-columns-repeated="4"/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2658">
            <text:p>2658</text:p>
          </table:table-cell>
          <table:table-cell office:value-type="float" office:value="3734">
            <text:p>3734</text:p>
          </table:table-cell>
          <table:table-cell table:number-columns-repeated="4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3208">
            <text:p>3208</text:p>
          </table:table-cell>
          <table:table-cell office:value-type="float" office:value="4288">
            <text:p>4288</text:p>
          </table:table-cell>
          <table:table-cell table:number-columns-repeated="4"/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2602">
            <text:p>2602</text:p>
          </table:table-cell>
          <table:table-cell office:value-type="float" office:value="3743">
            <text:p>3743</text:p>
          </table:table-cell>
          <table:table-cell table:number-columns-repeated="4"/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2618">
            <text:p>2618</text:p>
          </table:table-cell>
          <table:table-cell office:value-type="float" office:value="3745">
            <text:p>3745</text:p>
          </table:table-cell>
          <table:table-cell table:number-columns-repeated="4"/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2723">
            <text:p>2723</text:p>
          </table:table-cell>
          <table:table-cell office:value-type="float" office:value="3822">
            <text:p>3822</text:p>
          </table:table-cell>
          <table:table-cell table:number-columns-repeated="4"/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2734">
            <text:p>2734</text:p>
          </table:table-cell>
          <table:table-cell office:value-type="float" office:value="3780">
            <text:p>3780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2048">
            <text:p>2048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3823">
            <text:p>3823</text:p>
          </table:table-cell>
          <table:table-cell office:value-type="float" office:value="4985">
            <text:p>4985</text:p>
          </table:table-cell>
          <table:table-cell/>
          <table:table-cell table:style-name="ce1" table:formula="oooc:=AVERAGE([.A21:.A31])" office:value-type="float" office:value="1179.72727272727">
            <text:p>1179.73</text:p>
          </table:table-cell>
          <table:table-cell table:style-name="ce1" table:formula="oooc:=AVERAGE([.B21:.B31])" office:value-type="float" office:value="4181.45454545455">
            <text:p>4181.45</text:p>
          </table:table-cell>
          <table:table-cell table:style-name="ce1" table:formula="oooc:=AVERAGE([.C21:.C31])" office:value-type="float" office:value="5365.81818181818">
            <text:p>5365.82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4071">
            <text:p>4071</text:p>
          </table:table-cell>
          <table:table-cell office:value-type="float" office:value="5261">
            <text:p>5261</text:p>
          </table:table-cell>
          <table:table-cell table:number-columns-repeated="4"/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3979">
            <text:p>3979</text:p>
          </table:table-cell>
          <table:table-cell office:value-type="float" office:value="5076">
            <text:p>5076</text:p>
          </table:table-cell>
          <table:table-cell table:number-columns-repeated="4"/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4088">
            <text:p>4088</text:p>
          </table:table-cell>
          <table:table-cell office:value-type="float" office:value="5367">
            <text:p>5367</text:p>
          </table:table-cell>
          <table:table-cell table:number-columns-repeated="4"/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5217">
            <text:p>5217</text:p>
          </table:table-cell>
          <table:table-cell office:value-type="float" office:value="6404">
            <text:p>6404</text:p>
          </table:table-cell>
          <table:table-cell table:number-columns-repeated="4"/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3946">
            <text:p>3946</text:p>
          </table:table-cell>
          <table:table-cell office:value-type="float" office:value="5172">
            <text:p>5172</text:p>
          </table:table-cell>
          <table:table-cell table:number-columns-repeated="4"/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4035">
            <text:p>4035</text:p>
          </table:table-cell>
          <table:table-cell office:value-type="float" office:value="5244">
            <text:p>5244</text:p>
          </table:table-cell>
          <table:table-cell table:number-columns-repeated="4"/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5045">
            <text:p>5045</text:p>
          </table:table-cell>
          <table:table-cell office:value-type="float" office:value="6226">
            <text:p>6226</text:p>
          </table:table-cell>
          <table:table-cell table:number-columns-repeated="4"/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3788">
            <text:p>3788</text:p>
          </table:table-cell>
          <table:table-cell office:value-type="float" office:value="5041">
            <text:p>5041</text:p>
          </table:table-cell>
          <table:table-cell table:number-columns-repeated="4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986">
            <text:p>3986</text:p>
          </table:table-cell>
          <table:table-cell office:value-type="float" office:value="5010">
            <text:p>5010</text:p>
          </table:table-cell>
          <table:table-cell table:number-columns-repeated="4"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4018">
            <text:p>4018</text:p>
          </table:table-cell>
          <table:table-cell office:value-type="float" office:value="5238">
            <text:p>5238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3072">
            <text:p>3072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5729">
            <text:p>5729</text:p>
          </table:table-cell>
          <table:table-cell office:value-type="float" office:value="6792">
            <text:p>6792</text:p>
          </table:table-cell>
          <table:table-cell/>
          <table:table-cell table:style-name="ce1" table:formula="oooc:=AVERAGE([.A38:.A48])" office:value-type="float" office:value="1145.09090909091">
            <text:p>1145.09</text:p>
          </table:table-cell>
          <table:table-cell table:style-name="ce1" table:formula="oooc:=AVERAGE([.B38:.B48])" office:value-type="float" office:value="5554.27272727273">
            <text:p>5554.27</text:p>
          </table:table-cell>
          <table:table-cell table:style-name="ce1" table:formula="oooc:=AVERAGE([.C38:.C59])" office:value-type="float" office:value="6699.63636363636">
            <text:p>6699.64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5681">
            <text:p>5681</text:p>
          </table:table-cell>
          <table:table-cell office:value-type="float" office:value="6869">
            <text:p>6869</text:p>
          </table:table-cell>
          <table:table-cell table:number-columns-repeated="4"/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5762">
            <text:p>5762</text:p>
          </table:table-cell>
          <table:table-cell office:value-type="float" office:value="7116">
            <text:p>7116</text:p>
          </table:table-cell>
          <table:table-cell table:number-columns-repeated="4"/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5384">
            <text:p>5384</text:p>
          </table:table-cell>
          <table:table-cell office:value-type="float" office:value="6929">
            <text:p>6929</text:p>
          </table:table-cell>
          <table:table-cell table:number-columns-repeated="4"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6024">
            <text:p>6024</text:p>
          </table:table-cell>
          <table:table-cell office:value-type="float" office:value="7056">
            <text:p>7056</text:p>
          </table:table-cell>
          <table:table-cell table:number-columns-repeated="4"/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5427">
            <text:p>5427</text:p>
          </table:table-cell>
          <table:table-cell office:value-type="float" office:value="6514">
            <text:p>6514</text:p>
          </table:table-cell>
          <table:table-cell table:number-columns-repeated="4"/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5310">
            <text:p>5310</text:p>
          </table:table-cell>
          <table:table-cell office:value-type="float" office:value="6339">
            <text:p>6339</text:p>
          </table:table-cell>
          <table:table-cell table:number-columns-repeated="4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5509">
            <text:p>5509</text:p>
          </table:table-cell>
          <table:table-cell office:value-type="float" office:value="6519">
            <text:p>6519</text:p>
          </table:table-cell>
          <table:table-cell table:number-columns-repeated="4"/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5471">
            <text:p>5471</text:p>
          </table:table-cell>
          <table:table-cell office:value-type="float" office:value="6677">
            <text:p>6677</text:p>
          </table:table-cell>
          <table:table-cell table:number-columns-repeated="4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5384">
            <text:p>5384</text:p>
          </table:table-cell>
          <table:table-cell office:value-type="float" office:value="6395">
            <text:p>6395</text:p>
          </table:table-cell>
          <table:table-cell table:number-columns-repeated="4"/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5416">
            <text:p>5416</text:p>
          </table:table-cell>
          <table:table-cell office:value-type="float" office:value="6490">
            <text:p>6490</text:p>
          </table:table-cell>
          <table:table-cell table:number-columns-repeated="4"/>
        </table:table-row>
      </table:table>
      <table:table table:name="Sheet6proxyREF_File" table:style-name="ta1" table:print="false">
        <table:table-column table:style-name="co1" table:number-columns-repeated="7" table:default-cell-style-name="Default"/>
        <table:table-row table:style-name="ro1">
          <table:table-cell table:style-name="ce2" office:value-type="string">
            <text:p>Size</text:p>
          </table:table-cell>
          <table:table-cell office:value-type="float" office:value="1024">
            <text:p>1024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2716">
            <text:p>2716</text:p>
          </table:table-cell>
          <table:table-cell office:value-type="float" office:value="4685">
            <text:p>4685</text:p>
          </table:table-cell>
          <table:table-cell/>
          <table:table-cell table:style-name="ce1" table:formula="oooc:=AVERAGE([.A3:.A13])" office:value-type="float" office:value="1236.72727272727">
            <text:p>1236.73</text:p>
          </table:table-cell>
          <table:table-cell table:style-name="ce1" table:formula="oooc:=AVERAGE([.B3:.B13])" office:value-type="float" office:value="2340.90909090909">
            <text:p>2340.91</text:p>
          </table:table-cell>
          <table:table-cell table:style-name="ce1" table:formula="oooc:=AVERAGE([.C3:.C13])" office:value-type="float" office:value="3577.81818181818">
            <text:p>3577.82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2113">
            <text:p>2113</text:p>
          </table:table-cell>
          <table:table-cell office:value-type="float" office:value="3201">
            <text:p>3201</text:p>
          </table:table-cell>
          <table:table-cell table:number-columns-repeated="4"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2276">
            <text:p>2276</text:p>
          </table:table-cell>
          <table:table-cell office:value-type="float" office:value="3346">
            <text:p>3346</text:p>
          </table:table-cell>
          <table:table-cell table:number-columns-repeated="4"/>
        </table:table-row>
        <table:table-row table:style-name="ro1">
          <table:table-cell office:value-type="float" office:value="1551">
            <text:p>1551</text:p>
          </table:table-cell>
          <table:table-cell office:value-type="float" office:value="2282">
            <text:p>2282</text:p>
          </table:table-cell>
          <table:table-cell office:value-type="float" office:value="3834">
            <text:p>3834</text:p>
          </table:table-cell>
          <table:table-cell table:number-columns-repeated="4"/>
        </table:table-row>
        <table:table-row table:style-name="ro1">
          <table:table-cell office:value-type="float" office:value="1171">
            <text:p>1171</text:p>
          </table:table-cell>
          <table:table-cell office:value-type="float" office:value="2239">
            <text:p>2239</text:p>
          </table:table-cell>
          <table:table-cell office:value-type="float" office:value="3410">
            <text:p>3410</text:p>
          </table:table-cell>
          <table:table-cell table:number-columns-repeated="4"/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2244">
            <text:p>2244</text:p>
          </table:table-cell>
          <table:table-cell office:value-type="float" office:value="3337">
            <text:p>3337</text:p>
          </table:table-cell>
          <table:table-cell table:number-columns-repeated="4"/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2029">
            <text:p>2029</text:p>
          </table:table-cell>
          <table:table-cell office:value-type="float" office:value="3331">
            <text:p>3331</text:p>
          </table:table-cell>
          <table:table-cell table:number-columns-repeated="4"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2920">
            <text:p>2920</text:p>
          </table:table-cell>
          <table:table-cell office:value-type="float" office:value="3929">
            <text:p>3929</text:p>
          </table:table-cell>
          <table:table-cell table:number-columns-repeated="4"/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2488">
            <text:p>2488</text:p>
          </table:table-cell>
          <table:table-cell office:value-type="float" office:value="3596">
            <text:p>3596</text:p>
          </table:table-cell>
          <table:table-cell table:number-columns-repeated="4"/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2246">
            <text:p>2246</text:p>
          </table:table-cell>
          <table:table-cell office:value-type="float" office:value="3324">
            <text:p>3324</text:p>
          </table:table-cell>
          <table:table-cell table:number-columns-repeated="4"/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2197">
            <text:p>2197</text:p>
          </table:table-cell>
          <table:table-cell office:value-type="float" office:value="3363">
            <text:p>3363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2048">
            <text:p>2048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3232">
            <text:p>3232</text:p>
          </table:table-cell>
          <table:table-cell office:value-type="float" office:value="4278">
            <text:p>4278</text:p>
          </table:table-cell>
          <table:table-cell/>
          <table:table-cell table:style-name="ce1" table:formula="oooc:=AVERAGE([.A21:.A31])" office:value-type="float" office:value="1256.63636363636">
            <text:p>1256.64</text:p>
          </table:table-cell>
          <table:table-cell table:style-name="ce1" table:formula="oooc:=AVERAGE([.B21:.B31])" office:value-type="float" office:value="3343.27272727273">
            <text:p>3343.27</text:p>
          </table:table-cell>
          <table:table-cell table:style-name="ce1" table:formula="oooc:=AVERAGE([.C21:.C31])" office:value-type="float" office:value="4599.90909090909">
            <text:p>4599.91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3536">
            <text:p>3536</text:p>
          </table:table-cell>
          <table:table-cell office:value-type="float" office:value="4750">
            <text:p>4750</text:p>
          </table:table-cell>
          <table:table-cell table:number-columns-repeated="4"/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3445">
            <text:p>3445</text:p>
          </table:table-cell>
          <table:table-cell office:value-type="float" office:value="4541">
            <text:p>4541</text:p>
          </table:table-cell>
          <table:table-cell table:number-columns-repeated="4"/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3193">
            <text:p>3193</text:p>
          </table:table-cell>
          <table:table-cell office:value-type="float" office:value="4296">
            <text:p>4296</text:p>
          </table:table-cell>
          <table:table-cell table:number-columns-repeated="4"/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3346">
            <text:p>3346</text:p>
          </table:table-cell>
          <table:table-cell office:value-type="float" office:value="4629">
            <text:p>4629</text:p>
          </table:table-cell>
          <table:table-cell table:number-columns-repeated="4"/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3300">
            <text:p>3300</text:p>
          </table:table-cell>
          <table:table-cell office:value-type="float" office:value="4376">
            <text:p>4376</text:p>
          </table:table-cell>
          <table:table-cell table:number-columns-repeated="4"/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3342">
            <text:p>3342</text:p>
          </table:table-cell>
          <table:table-cell office:value-type="float" office:value="4603">
            <text:p>4603</text:p>
          </table:table-cell>
          <table:table-cell table:number-columns-repeated="4"/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3313">
            <text:p>3313</text:p>
          </table:table-cell>
          <table:table-cell office:value-type="float" office:value="5381">
            <text:p>5381</text:p>
          </table:table-cell>
          <table:table-cell table:number-columns-repeated="4"/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3284">
            <text:p>3284</text:p>
          </table:table-cell>
          <table:table-cell office:value-type="float" office:value="4543">
            <text:p>4543</text:p>
          </table:table-cell>
          <table:table-cell table:number-columns-repeated="4"/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3286">
            <text:p>3286</text:p>
          </table:table-cell>
          <table:table-cell office:value-type="float" office:value="4449">
            <text:p>4449</text:p>
          </table:table-cell>
          <table:table-cell table:number-columns-repeated="4"/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3499">
            <text:p>3499</text:p>
          </table:table-cell>
          <table:table-cell office:value-type="float" office:value="4753">
            <text:p>4753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3072">
            <text:p>3072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4675">
            <text:p>4675</text:p>
          </table:table-cell>
          <table:table-cell office:value-type="float" office:value="5831">
            <text:p>5831</text:p>
          </table:table-cell>
          <table:table-cell/>
          <table:table-cell table:style-name="ce1" table:formula="oooc:=AVERAGE([.A38:.A48])" office:value-type="float" office:value="1120.54545454545">
            <text:p>1120.55</text:p>
          </table:table-cell>
          <table:table-cell table:style-name="ce1" table:formula="oooc:=AVERAGE([.B38:.B48])" office:value-type="float" office:value="4725.54545454546">
            <text:p>4725.55</text:p>
          </table:table-cell>
          <table:table-cell table:style-name="ce1" table:formula="oooc:=AVERAGE([.C38:.C48])" office:value-type="float" office:value="5846.36363636364">
            <text:p>5846.36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4857">
            <text:p>4857</text:p>
          </table:table-cell>
          <table:table-cell office:value-type="float" office:value="5910">
            <text:p>5910</text:p>
          </table:table-cell>
          <table:table-cell table:number-columns-repeated="4"/>
        </table:table-row>
        <table:table-row table:style-name="ro1">
          <table:table-cell office:value-type="float" office:value="1195">
            <text:p>1195</text:p>
          </table:table-cell>
          <table:table-cell office:value-type="float" office:value="4646">
            <text:p>4646</text:p>
          </table:table-cell>
          <table:table-cell office:value-type="float" office:value="5841">
            <text:p>5841</text:p>
          </table:table-cell>
          <table:table-cell table:number-columns-repeated="4"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4752">
            <text:p>4752</text:p>
          </table:table-cell>
          <table:table-cell office:value-type="float" office:value="5794">
            <text:p>5794</text:p>
          </table:table-cell>
          <table:table-cell table:number-columns-repeated="4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4833">
            <text:p>4833</text:p>
          </table:table-cell>
          <table:table-cell office:value-type="float" office:value="5853">
            <text:p>5853</text:p>
          </table:table-cell>
          <table:table-cell table:number-columns-repeated="4"/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4606">
            <text:p>4606</text:p>
          </table:table-cell>
          <table:table-cell office:value-type="float" office:value="5841">
            <text:p>5841</text:p>
          </table:table-cell>
          <table:table-cell table:number-columns-repeated="4"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4684">
            <text:p>4684</text:p>
          </table:table-cell>
          <table:table-cell office:value-type="float" office:value="5717">
            <text:p>5717</text:p>
          </table:table-cell>
          <table:table-cell table:number-columns-repeated="4"/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4645">
            <text:p>4645</text:p>
          </table:table-cell>
          <table:table-cell office:value-type="float" office:value="5937">
            <text:p>5937</text:p>
          </table:table-cell>
          <table:table-cell table:number-columns-repeated="4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4612">
            <text:p>4612</text:p>
          </table:table-cell>
          <table:table-cell office:value-type="float" office:value="5812">
            <text:p>5812</text:p>
          </table:table-cell>
          <table:table-cell table:number-columns-repeated="4"/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4598">
            <text:p>4598</text:p>
          </table:table-cell>
          <table:table-cell office:value-type="float" office:value="5669">
            <text:p>5669</text:p>
          </table:table-cell>
          <table:table-cell table:number-columns-repeated="4"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5073">
            <text:p>5073</text:p>
          </table:table-cell>
          <table:table-cell office:value-type="float" office:value="6105">
            <text:p>6105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4096">
            <text:p>4096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7018">
            <text:p>7018</text:p>
          </table:table-cell>
          <table:table-cell office:value-type="float" office:value="8146">
            <text:p>8146</text:p>
          </table:table-cell>
          <table:table-cell/>
          <table:table-cell table:style-name="ce1" table:formula="oooc:=AVERAGE([.A54:.A64])" office:value-type="float" office:value="1013.54545454545">
            <text:p>1013.55</text:p>
          </table:table-cell>
          <table:table-cell table:style-name="ce1" table:formula="oooc:=AVERAGE([.B54:.B64])" office:value-type="float" office:value="6392.81818181818">
            <text:p>6392.82</text:p>
          </table:table-cell>
          <table:table-cell table:style-name="ce1" table:formula="oooc:=AVERAGE([.C54:.C64])" office:value-type="float" office:value="7406.45454545455">
            <text:p>7406.45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6341">
            <text:p>6341</text:p>
          </table:table-cell>
          <table:table-cell office:value-type="float" office:value="7344">
            <text:p>7344</text:p>
          </table:table-cell>
          <table:table-cell table:number-columns-repeated="4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6342">
            <text:p>6342</text:p>
          </table:table-cell>
          <table:table-cell office:value-type="float" office:value="7349">
            <text:p>7349</text:p>
          </table:table-cell>
          <table:table-cell table:number-columns-repeated="4"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6308">
            <text:p>6308</text:p>
          </table:table-cell>
          <table:table-cell office:value-type="float" office:value="7313">
            <text:p>7313</text:p>
          </table:table-cell>
          <table:table-cell table:number-columns-repeated="4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6331">
            <text:p>6331</text:p>
          </table:table-cell>
          <table:table-cell office:value-type="float" office:value="7333">
            <text:p>7333</text:p>
          </table:table-cell>
          <table:table-cell table:number-columns-repeated="4"/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6332">
            <text:p>6332</text:p>
          </table:table-cell>
          <table:table-cell office:value-type="float" office:value="7258">
            <text:p>7258</text:p>
          </table:table-cell>
          <table:table-cell table:number-columns-repeated="4"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6342">
            <text:p>6342</text:p>
          </table:table-cell>
          <table:table-cell office:value-type="float" office:value="7338">
            <text:p>7338</text:p>
          </table:table-cell>
          <table:table-cell table:number-columns-repeated="4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6343">
            <text:p>6343</text:p>
          </table:table-cell>
          <table:table-cell office:value-type="float" office:value="7349">
            <text:p>7349</text:p>
          </table:table-cell>
          <table:table-cell table:number-columns-repeated="4"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6334">
            <text:p>6334</text:p>
          </table:table-cell>
          <table:table-cell office:value-type="float" office:value="7338">
            <text:p>7338</text:p>
          </table:table-cell>
          <table:table-cell table:number-columns-repeated="4"/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6314">
            <text:p>6314</text:p>
          </table:table-cell>
          <table:table-cell office:value-type="float" office:value="7328">
            <text:p>7328</text:p>
          </table:table-cell>
          <table:table-cell table:number-columns-repeated="4"/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6316">
            <text:p>6316</text:p>
          </table:table-cell>
          <table:table-cell office:value-type="float" office:value="7375">
            <text:p>737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5120">
            <text:p>5120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6679">
            <text:p>6679</text:p>
          </table:table-cell>
          <table:table-cell office:value-type="float" office:value="7681">
            <text:p>7681</text:p>
          </table:table-cell>
          <table:table-cell/>
          <table:table-cell table:style-name="ce1" table:formula="oooc:=AVERAGE([.A69:.A79])" office:value-type="float" office:value="997.636363636364">
            <text:p>997.64</text:p>
          </table:table-cell>
          <table:table-cell table:style-name="ce1" table:formula="oooc:=AVERAGE([.B69:.B79])" office:value-type="float" office:value="6615.36363636364">
            <text:p>6615.36</text:p>
          </table:table-cell>
          <table:table-cell table:style-name="ce1" table:formula="oooc:=AVERAGE([.C69:.C79])" office:value-type="float" office:value="7613.09090909091">
            <text:p>7613.09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6568">
            <text:p>6568</text:p>
          </table:table-cell>
          <table:table-cell office:value-type="float" office:value="7586">
            <text:p>7586</text:p>
          </table:table-cell>
          <table:table-cell table:number-columns-repeated="4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704">
            <text:p>6704</text:p>
          </table:table-cell>
          <table:table-cell office:value-type="float" office:value="7728">
            <text:p>7728</text:p>
          </table:table-cell>
          <table:table-cell table:number-columns-repeated="4"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6561">
            <text:p>6561</text:p>
          </table:table-cell>
          <table:table-cell office:value-type="float" office:value="7565">
            <text:p>7565</text:p>
          </table:table-cell>
          <table:table-cell table:number-columns-repeated="4"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6560">
            <text:p>6560</text:p>
          </table:table-cell>
          <table:table-cell office:value-type="float" office:value="7557">
            <text:p>7557</text:p>
          </table:table-cell>
          <table:table-cell table:number-columns-repeated="4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6616">
            <text:p>6616</text:p>
          </table:table-cell>
          <table:table-cell office:value-type="float" office:value="7622">
            <text:p>7622</text:p>
          </table:table-cell>
          <table:table-cell table:number-columns-repeated="4"/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6612">
            <text:p>6612</text:p>
          </table:table-cell>
          <table:table-cell office:value-type="float" office:value="7594">
            <text:p>7594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715">
            <text:p>6715</text:p>
          </table:table-cell>
          <table:table-cell office:value-type="float" office:value="7715">
            <text:p>7715</text:p>
          </table:table-cell>
          <table:table-cell table:number-columns-repeated="4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6624">
            <text:p>6624</text:p>
          </table:table-cell>
          <table:table-cell office:value-type="float" office:value="7626">
            <text:p>7626</text:p>
          </table:table-cell>
          <table:table-cell table:number-columns-repeated="4"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6572">
            <text:p>6572</text:p>
          </table:table-cell>
          <table:table-cell office:value-type="float" office:value="7497">
            <text:p>7497</text:p>
          </table:table-cell>
          <table:table-cell table:number-columns-repeated="4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6558">
            <text:p>6558</text:p>
          </table:table-cell>
          <table:table-cell office:value-type="float" office:value="7573">
            <text:p>757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6144">
            <text:p>6144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8594">
            <text:p>8594</text:p>
          </table:table-cell>
          <table:table-cell office:value-type="float" office:value="9603">
            <text:p>9603</text:p>
          </table:table-cell>
          <table:table-cell/>
          <table:table-cell table:style-name="ce1" table:formula="oooc:=AVERAGE([.A84:.A94])" office:value-type="float" office:value="1002.81818181818">
            <text:p>1002.82</text:p>
          </table:table-cell>
          <table:table-cell table:style-name="ce1" table:formula="oooc:=AVERAGE([.B84:.B94])" office:value-type="float" office:value="8679">
            <text:p>8679</text:p>
          </table:table-cell>
          <table:table-cell table:style-name="ce1" table:formula="oooc:=AVERAGE([.C84:.C94])" office:value-type="float" office:value="9682.27272727273">
            <text:p>9682.27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8606">
            <text:p>8606</text:p>
          </table:table-cell>
          <table:table-cell office:value-type="float" office:value="9618">
            <text:p>9618</text:p>
          </table:table-cell>
          <table:table-cell table:number-columns-repeated="4"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8710">
            <text:p>8710</text:p>
          </table:table-cell>
          <table:table-cell office:value-type="float" office:value="9714">
            <text:p>9714</text:p>
          </table:table-cell>
          <table:table-cell table:number-columns-repeated="4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8718">
            <text:p>8718</text:p>
          </table:table-cell>
          <table:table-cell office:value-type="float" office:value="9724">
            <text:p>9724</text:p>
          </table:table-cell>
          <table:table-cell table:number-columns-repeated="4"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8767">
            <text:p>8767</text:p>
          </table:table-cell>
          <table:table-cell office:value-type="float" office:value="9819">
            <text:p>9819</text:p>
          </table:table-cell>
          <table:table-cell table:number-columns-repeated="4"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8660">
            <text:p>8660</text:p>
          </table:table-cell>
          <table:table-cell office:value-type="float" office:value="9588">
            <text:p>9588</text:p>
          </table:table-cell>
          <table:table-cell table:number-columns-repeated="4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8595">
            <text:p>8595</text:p>
          </table:table-cell>
          <table:table-cell office:value-type="float" office:value="9598">
            <text:p>9598</text:p>
          </table:table-cell>
          <table:table-cell table:number-columns-repeated="4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8582">
            <text:p>8582</text:p>
          </table:table-cell>
          <table:table-cell office:value-type="float" office:value="9587">
            <text:p>9587</text:p>
          </table:table-cell>
          <table:table-cell table:number-columns-repeated="4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8690">
            <text:p>8690</text:p>
          </table:table-cell>
          <table:table-cell office:value-type="float" office:value="9693">
            <text:p>9693</text:p>
          </table:table-cell>
          <table:table-cell table:number-columns-repeated="4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8809">
            <text:p>8809</text:p>
          </table:table-cell>
          <table:table-cell office:value-type="float" office:value="9816">
            <text:p>9816</text:p>
          </table:table-cell>
          <table:table-cell table:number-columns-repeated="4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8738">
            <text:p>8738</text:p>
          </table:table-cell>
          <table:table-cell office:value-type="float" office:value="9745">
            <text:p>974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7168">
            <text:p>7168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8887">
            <text:p>8887</text:p>
          </table:table-cell>
          <table:table-cell office:value-type="float" office:value="9890">
            <text:p>9890</text:p>
          </table:table-cell>
          <table:table-cell/>
          <table:table-cell table:style-name="ce1" table:formula="oooc:=AVERAGE([.A99:.A109])" office:value-type="float" office:value="1000.09090909091">
            <text:p>1000.09</text:p>
          </table:table-cell>
          <table:table-cell table:style-name="ce1" table:formula="oooc:=AVERAGE([.B99:.B109])" office:value-type="float" office:value="8912.63636363636">
            <text:p>8912.64</text:p>
          </table:table-cell>
          <table:table-cell table:style-name="ce1" table:formula="oooc:=AVERAGE([.C99:.C109])" office:value-type="float" office:value="9912.81818181818">
            <text:p>9912.82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8851">
            <text:p>8851</text:p>
          </table:table-cell>
          <table:table-cell office:value-type="float" office:value="9860">
            <text:p>9860</text:p>
          </table:table-cell>
          <table:table-cell table:number-columns-repeated="4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8910">
            <text:p>8910</text:p>
          </table:table-cell>
          <table:table-cell office:value-type="float" office:value="9880">
            <text:p>9880</text:p>
          </table:table-cell>
          <table:table-cell table:number-columns-repeated="4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8933">
            <text:p>8933</text:p>
          </table:table-cell>
          <table:table-cell office:value-type="float" office:value="9935">
            <text:p>9935</text:p>
          </table:table-cell>
          <table:table-cell table:number-columns-repeated="4"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8843">
            <text:p>8843</text:p>
          </table:table-cell>
          <table:table-cell office:value-type="float" office:value="9884">
            <text:p>9884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012">
            <text:p>9012</text:p>
          </table:table-cell>
          <table:table-cell office:value-type="float" office:value="10012">
            <text:p>10012</text:p>
          </table:table-cell>
          <table:table-cell table:number-columns-repeated="4"/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8810">
            <text:p>8810</text:p>
          </table:table-cell>
          <table:table-cell office:value-type="float" office:value="9736">
            <text:p>9736</text:p>
          </table:table-cell>
          <table:table-cell table:number-columns-repeated="4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8960">
            <text:p>8960</text:p>
          </table:table-cell>
          <table:table-cell office:value-type="float" office:value="9972">
            <text:p>9972</text:p>
          </table:table-cell>
          <table:table-cell table:number-columns-repeated="4"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9059">
            <text:p>9059</text:p>
          </table:table-cell>
          <table:table-cell office:value-type="float" office:value="10077">
            <text:p>10077</text:p>
          </table:table-cell>
          <table:table-cell table:number-columns-repeated="4"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8912">
            <text:p>8912</text:p>
          </table:table-cell>
          <table:table-cell office:value-type="float" office:value="9921">
            <text:p>9921</text:p>
          </table:table-cell>
          <table:table-cell table:number-columns-repeated="4"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8862">
            <text:p>8862</text:p>
          </table:table-cell>
          <table:table-cell office:value-type="float" office:value="9874">
            <text:p>9874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8192">
            <text:p>8192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11449">
            <text:p>11449</text:p>
          </table:table-cell>
          <table:table-cell office:value-type="float" office:value="12371">
            <text:p>12371</text:p>
          </table:table-cell>
          <table:table-cell/>
          <table:table-cell table:style-name="ce1" table:formula="oooc:=AVERAGE([.A116:.A126])" office:value-type="float" office:value="995.818181818182">
            <text:p>995.82</text:p>
          </table:table-cell>
          <table:table-cell table:style-name="ce1" table:formula="oooc:=AVERAGE([.B116:.B126])" office:value-type="float" office:value="11416.3636363636">
            <text:p>11416.36</text:p>
          </table:table-cell>
          <table:table-cell table:style-name="ce1" table:formula="oooc:=AVERAGE([.C116:.C126])" office:value-type="float" office:value="12412.1818181818">
            <text:p>12412.18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11686">
            <text:p>11686</text:p>
          </table:table-cell>
          <table:table-cell office:value-type="float" office:value="12616">
            <text:p>12616</text:p>
          </table:table-cell>
          <table:table-cell table:number-columns-repeated="4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11430">
            <text:p>11430</text:p>
          </table:table-cell>
          <table:table-cell office:value-type="float" office:value="12450">
            <text:p>12450</text:p>
          </table:table-cell>
          <table:table-cell table:number-columns-repeated="4"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11286">
            <text:p>11286</text:p>
          </table:table-cell>
          <table:table-cell office:value-type="float" office:value="12284">
            <text:p>12284</text:p>
          </table:table-cell>
          <table:table-cell table:number-columns-repeated="4"/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11283">
            <text:p>11283</text:p>
          </table:table-cell>
          <table:table-cell office:value-type="float" office:value="12355">
            <text:p>12355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1346">
            <text:p>11346</text:p>
          </table:table-cell>
          <table:table-cell office:value-type="float" office:value="12346">
            <text:p>12346</text:p>
          </table:table-cell>
          <table:table-cell table:number-columns-repeated="4"/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11328">
            <text:p>11328</text:p>
          </table:table-cell>
          <table:table-cell office:value-type="float" office:value="12397">
            <text:p>12397</text:p>
          </table:table-cell>
          <table:table-cell table:number-columns-repeated="4"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11436">
            <text:p>11436</text:p>
          </table:table-cell>
          <table:table-cell office:value-type="float" office:value="12360">
            <text:p>12360</text:p>
          </table:table-cell>
          <table:table-cell table:number-columns-repeated="4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11470">
            <text:p>11470</text:p>
          </table:table-cell>
          <table:table-cell office:value-type="float" office:value="12477">
            <text:p>12477</text:p>
          </table:table-cell>
          <table:table-cell table:number-columns-repeated="4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11496">
            <text:p>11496</text:p>
          </table:table-cell>
          <table:table-cell office:value-type="float" office:value="12503">
            <text:p>12503</text:p>
          </table:table-cell>
          <table:table-cell table:number-columns-repeated="4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11370">
            <text:p>11370</text:p>
          </table:table-cell>
          <table:table-cell office:value-type="float" office:value="12375">
            <text:p>12375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9216">
            <text:p>9216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11603">
            <text:p>11603</text:p>
          </table:table-cell>
          <table:table-cell office:value-type="float" office:value="12615">
            <text:p>12615</text:p>
          </table:table-cell>
          <table:table-cell/>
          <table:table-cell table:style-name="ce1" table:formula="oooc:=AVERAGE([.A133:.A143])" office:value-type="float" office:value="1022.36363636364">
            <text:p>1022.36</text:p>
          </table:table-cell>
          <table:table-cell table:style-name="ce1" table:formula="oooc:=AVERAGE([.B133:.B143])" office:value-type="float" office:value="11639.0909090909">
            <text:p>11639.09</text:p>
          </table:table-cell>
          <table:table-cell table:style-name="ce1" table:formula="oooc:=AVERAGE([.C133:.C143])" office:value-type="float" office:value="12661.5454545455">
            <text:p>12661.55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11658">
            <text:p>11658</text:p>
          </table:table-cell>
          <table:table-cell office:value-type="float" office:value="12664">
            <text:p>12664</text:p>
          </table:table-cell>
          <table:table-cell table:number-columns-repeated="4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11753">
            <text:p>11753</text:p>
          </table:table-cell>
          <table:table-cell office:value-type="float" office:value="12763">
            <text:p>12763</text:p>
          </table:table-cell>
          <table:table-cell table:number-columns-repeated="4"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11697">
            <text:p>11697</text:p>
          </table:table-cell>
          <table:table-cell office:value-type="float" office:value="12694">
            <text:p>12694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1512">
            <text:p>11512</text:p>
          </table:table-cell>
          <table:table-cell office:value-type="float" office:value="12512">
            <text:p>12512</text:p>
          </table:table-cell>
          <table:table-cell table:number-columns-repeated="4"/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11528">
            <text:p>11528</text:p>
          </table:table-cell>
          <table:table-cell office:value-type="float" office:value="12602">
            <text:p>12602</text:p>
          </table:table-cell>
          <table:table-cell table:number-columns-repeated="4"/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11655">
            <text:p>11655</text:p>
          </table:table-cell>
          <table:table-cell office:value-type="float" office:value="12739">
            <text:p>12739</text:p>
          </table:table-cell>
          <table:table-cell table:number-columns-repeated="4"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11693">
            <text:p>11693</text:p>
          </table:table-cell>
          <table:table-cell office:value-type="float" office:value="12712">
            <text:p>12712</text:p>
          </table:table-cell>
          <table:table-cell table:number-columns-repeated="4"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11664">
            <text:p>11664</text:p>
          </table:table-cell>
          <table:table-cell office:value-type="float" office:value="12683">
            <text:p>12683</text:p>
          </table:table-cell>
          <table:table-cell table:number-columns-repeated="4"/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11667">
            <text:p>11667</text:p>
          </table:table-cell>
          <table:table-cell office:value-type="float" office:value="12681">
            <text:p>12681</text:p>
          </table:table-cell>
          <table:table-cell table:number-columns-repeated="4"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11600">
            <text:p>11600</text:p>
          </table:table-cell>
          <table:table-cell office:value-type="float" office:value="12612">
            <text:p>12612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10240">
            <text:p>10240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14339">
            <text:p>14339</text:p>
          </table:table-cell>
          <table:table-cell office:value-type="float" office:value="15343">
            <text:p>15343</text:p>
          </table:table-cell>
          <table:table-cell/>
          <table:table-cell table:style-name="ce1" table:formula="oooc:=AVERAGE([.A149:.A159])" office:value-type="float" office:value="1017">
            <text:p>1017</text:p>
          </table:table-cell>
          <table:table-cell table:style-name="ce1" table:formula="oooc:=AVERAGE([.B149:.B159])" office:value-type="float" office:value="13108.5454545455">
            <text:p>13108.55</text:p>
          </table:table-cell>
          <table:table-cell table:style-name="ce1" table:formula="oooc:=AVERAGE([.C149:.C159])" office:value-type="float" office:value="14125.7272727273">
            <text:p>14125.73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11811">
            <text:p>11811</text:p>
          </table:table-cell>
          <table:table-cell office:value-type="float" office:value="12856">
            <text:p>12856</text:p>
          </table:table-cell>
          <table:table-cell table:number-columns-repeated="4"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14243">
            <text:p>14243</text:p>
          </table:table-cell>
          <table:table-cell office:value-type="float" office:value="15255">
            <text:p>15255</text:p>
          </table:table-cell>
          <table:table-cell table:number-columns-repeated="4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11869">
            <text:p>11869</text:p>
          </table:table-cell>
          <table:table-cell office:value-type="float" office:value="12872">
            <text:p>12872</text:p>
          </table:table-cell>
          <table:table-cell table:number-columns-repeated="4"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14122">
            <text:p>14122</text:p>
          </table:table-cell>
          <table:table-cell office:value-type="float" office:value="15119">
            <text:p>15119</text:p>
          </table:table-cell>
          <table:table-cell table:number-columns-repeated="4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14176">
            <text:p>14176</text:p>
          </table:table-cell>
          <table:table-cell office:value-type="float" office:value="15182">
            <text:p>15182</text:p>
          </table:table-cell>
          <table:table-cell table:number-columns-repeated="4"/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11742">
            <text:p>11742</text:p>
          </table:table-cell>
          <table:table-cell office:value-type="float" office:value="12794">
            <text:p>12794</text:p>
          </table:table-cell>
          <table:table-cell table:number-columns-repeated="4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14148">
            <text:p>14148</text:p>
          </table:table-cell>
          <table:table-cell office:value-type="float" office:value="15168">
            <text:p>15168</text:p>
          </table:table-cell>
          <table:table-cell table:number-columns-repeated="4"/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11804">
            <text:p>11804</text:p>
          </table:table-cell>
          <table:table-cell office:value-type="float" office:value="12831">
            <text:p>12831</text:p>
          </table:table-cell>
          <table:table-cell table:number-columns-repeated="4"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14229">
            <text:p>14229</text:p>
          </table:table-cell>
          <table:table-cell office:value-type="float" office:value="15245">
            <text:p>15245</text:p>
          </table:table-cell>
          <table:table-cell table:number-columns-repeated="4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11711">
            <text:p>11711</text:p>
          </table:table-cell>
          <table:table-cell office:value-type="float" office:value="12718">
            <text:p>12718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11264">
            <text:p>11264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14367">
            <text:p>14367</text:p>
          </table:table-cell>
          <table:table-cell office:value-type="float" office:value="15289">
            <text:p>15289</text:p>
          </table:table-cell>
          <table:table-cell/>
          <table:table-cell table:style-name="ce1" table:formula="oooc:=AVERAGE([.A166:.A176])" office:value-type="float" office:value="991.181818181818">
            <text:p>991.18</text:p>
          </table:table-cell>
          <table:table-cell table:style-name="ce1" table:formula="oooc:=AVERAGE([.B166:.B176])" office:value-type="float" office:value="14439.0909090909">
            <text:p>14439.09</text:p>
          </table:table-cell>
          <table:table-cell table:style-name="ce1" table:formula="oooc:=AVERAGE([.C166:.C176])" office:value-type="float" office:value="15430.4545454545">
            <text:p>15430.45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14551">
            <text:p>14551</text:p>
          </table:table-cell>
          <table:table-cell office:value-type="float" office:value="15473">
            <text:p>15473</text:p>
          </table:table-cell>
          <table:table-cell table:number-columns-repeated="4"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14376">
            <text:p>14376</text:p>
          </table:table-cell>
          <table:table-cell office:value-type="float" office:value="15398">
            <text:p>15398</text:p>
          </table:table-cell>
          <table:table-cell table:number-columns-repeated="4"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14565">
            <text:p>14565</text:p>
          </table:table-cell>
          <table:table-cell office:value-type="float" office:value="15636">
            <text:p>15636</text:p>
          </table:table-cell>
          <table:table-cell table:number-columns-repeated="4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14353">
            <text:p>14353</text:p>
          </table:table-cell>
          <table:table-cell office:value-type="float" office:value="15354">
            <text:p>15354</text:p>
          </table:table-cell>
          <table:table-cell table:number-columns-repeated="4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14378">
            <text:p>14378</text:p>
          </table:table-cell>
          <table:table-cell office:value-type="float" office:value="15393">
            <text:p>15393</text:p>
          </table:table-cell>
          <table:table-cell table:number-columns-repeated="4"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14460">
            <text:p>14460</text:p>
          </table:table-cell>
          <table:table-cell office:value-type="float" office:value="15385">
            <text:p>15385</text:p>
          </table:table-cell>
          <table:table-cell table:number-columns-repeated="4"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14494">
            <text:p>14494</text:p>
          </table:table-cell>
          <table:table-cell office:value-type="float" office:value="15516">
            <text:p>15516</text:p>
          </table:table-cell>
          <table:table-cell table:number-columns-repeated="4"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14409">
            <text:p>14409</text:p>
          </table:table-cell>
          <table:table-cell office:value-type="float" office:value="15418">
            <text:p>15418</text:p>
          </table:table-cell>
          <table:table-cell table:number-columns-repeated="4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14371">
            <text:p>14371</text:p>
          </table:table-cell>
          <table:table-cell office:value-type="float" office:value="15372">
            <text:p>15372</text:p>
          </table:table-cell>
          <table:table-cell table:number-columns-repeated="4"/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14506">
            <text:p>14506</text:p>
          </table:table-cell>
          <table:table-cell office:value-type="float" office:value="15501">
            <text:p>15501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12288">
            <text:p>12288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14625">
            <text:p>14625</text:p>
          </table:table-cell>
          <table:table-cell office:value-type="float" office:value="15631">
            <text:p>15631</text:p>
          </table:table-cell>
          <table:table-cell/>
          <table:table-cell table:style-name="ce1" table:formula="oooc:=AVERAGE([.A182:.A192])" office:value-type="float" office:value="994.090909090909">
            <text:p>994.09</text:p>
          </table:table-cell>
          <table:table-cell table:style-name="ce1" table:formula="oooc:=AVERAGE([.B182:.B192])" office:value-type="float" office:value="14674.4545454545">
            <text:p>14674.45</text:p>
          </table:table-cell>
          <table:table-cell table:style-name="ce1" table:formula="oooc:=AVERAGE([.C182:.C192])" office:value-type="float" office:value="15668.7272727273">
            <text:p>15668.73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14622">
            <text:p>14622</text:p>
          </table:table-cell>
          <table:table-cell office:value-type="float" office:value="15633">
            <text:p>15633</text:p>
          </table:table-cell>
          <table:table-cell table:number-columns-repeated="4"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14676">
            <text:p>14676</text:p>
          </table:table-cell>
          <table:table-cell office:value-type="float" office:value="15688">
            <text:p>15688</text:p>
          </table:table-cell>
          <table:table-cell table:number-columns-repeated="4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14761">
            <text:p>14761</text:p>
          </table:table-cell>
          <table:table-cell office:value-type="float" office:value="15777">
            <text:p>15777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4680">
            <text:p>14680</text:p>
          </table:table-cell>
          <table:table-cell office:value-type="float" office:value="15680">
            <text:p>15680</text:p>
          </table:table-cell>
          <table:table-cell table:number-columns-repeated="4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14679">
            <text:p>14679</text:p>
          </table:table-cell>
          <table:table-cell office:value-type="float" office:value="15690">
            <text:p>15690</text:p>
          </table:table-cell>
          <table:table-cell table:number-columns-repeated="4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14688">
            <text:p>14688</text:p>
          </table:table-cell>
          <table:table-cell office:value-type="float" office:value="15709">
            <text:p>15709</text:p>
          </table:table-cell>
          <table:table-cell table:number-columns-repeated="4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14667">
            <text:p>14667</text:p>
          </table:table-cell>
          <table:table-cell office:value-type="float" office:value="15670">
            <text:p>15670</text:p>
          </table:table-cell>
          <table:table-cell table:number-columns-repeated="4"/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14676">
            <text:p>14676</text:p>
          </table:table-cell>
          <table:table-cell office:value-type="float" office:value="15599">
            <text:p>15599</text:p>
          </table:table-cell>
          <table:table-cell table:number-columns-repeated="4"/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14670">
            <text:p>14670</text:p>
          </table:table-cell>
          <table:table-cell office:value-type="float" office:value="15603">
            <text:p>15603</text:p>
          </table:table-cell>
          <table:table-cell table:number-columns-repeated="4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14675">
            <text:p>14675</text:p>
          </table:table-cell>
          <table:table-cell office:value-type="float" office:value="15676">
            <text:p>1567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13312">
            <text:p>13312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14901">
            <text:p>14901</text:p>
          </table:table-cell>
          <table:table-cell office:value-type="float" office:value="15898">
            <text:p>15898</text:p>
          </table:table-cell>
          <table:table-cell/>
          <table:table-cell table:style-name="ce1" table:formula="oooc:=AVERAGE([.A197:.A207])" office:value-type="float" office:value="1009.90909090909">
            <text:p>1009.91</text:p>
          </table:table-cell>
          <table:table-cell table:style-name="ce1" table:formula="oooc:=AVERAGE([.B197:.B207])" office:value-type="float" office:value="17361.9090909091">
            <text:p>17361.91</text:p>
          </table:table-cell>
          <table:table-cell table:style-name="ce1" table:formula="oooc:=AVERAGE([.C197:.C207])" office:value-type="float" office:value="18371.9090909091">
            <text:p>18371.91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17621">
            <text:p>17621</text:p>
          </table:table-cell>
          <table:table-cell office:value-type="float" office:value="18649">
            <text:p>18649</text:p>
          </table:table-cell>
          <table:table-cell table:number-columns-repeated="4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17603">
            <text:p>17603</text:p>
          </table:table-cell>
          <table:table-cell office:value-type="float" office:value="18611">
            <text:p>18611</text:p>
          </table:table-cell>
          <table:table-cell table:number-columns-repeated="4"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17604">
            <text:p>17604</text:p>
          </table:table-cell>
          <table:table-cell office:value-type="float" office:value="18602">
            <text:p>18602</text:p>
          </table:table-cell>
          <table:table-cell table:number-columns-repeated="4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7570">
            <text:p>17570</text:p>
          </table:table-cell>
          <table:table-cell office:value-type="float" office:value="18594">
            <text:p>18594</text:p>
          </table:table-cell>
          <table:table-cell table:number-columns-repeated="4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17620">
            <text:p>17620</text:p>
          </table:table-cell>
          <table:table-cell office:value-type="float" office:value="18622">
            <text:p>18622</text:p>
          </table:table-cell>
          <table:table-cell table:number-columns-repeated="4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17603">
            <text:p>17603</text:p>
          </table:table-cell>
          <table:table-cell office:value-type="float" office:value="18613">
            <text:p>18613</text:p>
          </table:table-cell>
          <table:table-cell table:number-columns-repeated="4"/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17612">
            <text:p>17612</text:p>
          </table:table-cell>
          <table:table-cell office:value-type="float" office:value="18639">
            <text:p>18639</text:p>
          </table:table-cell>
          <table:table-cell table:number-columns-repeated="4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17612">
            <text:p>17612</text:p>
          </table:table-cell>
          <table:table-cell office:value-type="float" office:value="18615">
            <text:p>18615</text:p>
          </table:table-cell>
          <table:table-cell table:number-columns-repeated="4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17627">
            <text:p>17627</text:p>
          </table:table-cell>
          <table:table-cell office:value-type="float" office:value="18630">
            <text:p>18630</text:p>
          </table:table-cell>
          <table:table-cell table:number-columns-repeated="4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17608">
            <text:p>17608</text:p>
          </table:table-cell>
          <table:table-cell office:value-type="float" office:value="18618">
            <text:p>18618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14336">
            <text:p>14336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17867">
            <text:p>17867</text:p>
          </table:table-cell>
          <table:table-cell office:value-type="float" office:value="18886">
            <text:p>18886</text:p>
          </table:table-cell>
          <table:table-cell/>
          <table:table-cell table:style-name="ce1" table:formula="oooc:=AVERAGE([.A213:.A223])" office:value-type="float" office:value="1003.09090909091">
            <text:p>1003.09</text:p>
          </table:table-cell>
          <table:table-cell table:style-name="ce1" table:formula="oooc:=AVERAGE([.B213:.B223])" office:value-type="float" office:value="17888.7272727273">
            <text:p>17888.73</text:p>
          </table:table-cell>
          <table:table-cell table:style-name="ce1" table:formula="oooc:=AVERAGE([.C213:.C223])" office:value-type="float" office:value="18892">
            <text:p>18892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17866">
            <text:p>17866</text:p>
          </table:table-cell>
          <table:table-cell office:value-type="float" office:value="18882">
            <text:p>18882</text:p>
          </table:table-cell>
          <table:table-cell table:number-columns-repeated="4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17872">
            <text:p>17872</text:p>
          </table:table-cell>
          <table:table-cell office:value-type="float" office:value="18878">
            <text:p>18878</text:p>
          </table:table-cell>
          <table:table-cell table:number-columns-repeated="4"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17844">
            <text:p>17844</text:p>
          </table:table-cell>
          <table:table-cell office:value-type="float" office:value="18856">
            <text:p>18856</text:p>
          </table:table-cell>
          <table:table-cell table:number-columns-repeated="4"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17859">
            <text:p>17859</text:p>
          </table:table-cell>
          <table:table-cell office:value-type="float" office:value="18784">
            <text:p>18784</text:p>
          </table:table-cell>
          <table:table-cell table:number-columns-repeated="4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17838">
            <text:p>17838</text:p>
          </table:table-cell>
          <table:table-cell office:value-type="float" office:value="18840">
            <text:p>18840</text:p>
          </table:table-cell>
          <table:table-cell table:number-columns-repeated="4"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18154">
            <text:p>18154</text:p>
          </table:table-cell>
          <table:table-cell office:value-type="float" office:value="19173">
            <text:p>19173</text:p>
          </table:table-cell>
          <table:table-cell table:number-columns-repeated="4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17874">
            <text:p>17874</text:p>
          </table:table-cell>
          <table:table-cell office:value-type="float" office:value="18885">
            <text:p>18885</text:p>
          </table:table-cell>
          <table:table-cell table:number-columns-repeated="4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7903">
            <text:p>17903</text:p>
          </table:table-cell>
          <table:table-cell office:value-type="float" office:value="18927">
            <text:p>18927</text:p>
          </table:table-cell>
          <table:table-cell table:number-columns-repeated="4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17848">
            <text:p>17848</text:p>
          </table:table-cell>
          <table:table-cell office:value-type="float" office:value="18853">
            <text:p>18853</text:p>
          </table:table-cell>
          <table:table-cell table:number-columns-repeated="4"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17851">
            <text:p>17851</text:p>
          </table:table-cell>
          <table:table-cell office:value-type="float" office:value="18848">
            <text:p>18848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15360">
            <text:p>15360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17998">
            <text:p>17998</text:p>
          </table:table-cell>
          <table:table-cell office:value-type="float" office:value="19017">
            <text:p>19017</text:p>
          </table:table-cell>
          <table:table-cell/>
          <table:table-cell table:style-name="ce1" table:formula="oooc:=AVERAGE([.A229:.A239])" office:value-type="float" office:value="1008.54545454545">
            <text:p>1008.55</text:p>
          </table:table-cell>
          <table:table-cell table:style-name="ce1" table:formula="oooc:=AVERAGE([.B229:.B239])" office:value-type="float" office:value="18101">
            <text:p>18101</text:p>
          </table:table-cell>
          <table:table-cell table:style-name="ce1" table:formula="oooc:=AVERAGE([.C229:.C239])" office:value-type="float" office:value="19109.9090909091">
            <text:p>19109.91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18031">
            <text:p>18031</text:p>
          </table:table-cell>
          <table:table-cell office:value-type="float" office:value="19033">
            <text:p>19033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8051">
            <text:p>18051</text:p>
          </table:table-cell>
          <table:table-cell office:value-type="float" office:value="19051">
            <text:p>19051</text:p>
          </table:table-cell>
          <table:table-cell table:number-columns-repeated="4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18033">
            <text:p>18033</text:p>
          </table:table-cell>
          <table:table-cell office:value-type="float" office:value="19038">
            <text:p>19038</text:p>
          </table:table-cell>
          <table:table-cell table:number-columns-repeated="4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18502">
            <text:p>18502</text:p>
          </table:table-cell>
          <table:table-cell office:value-type="float" office:value="19505">
            <text:p>19505</text:p>
          </table:table-cell>
          <table:table-cell table:number-columns-repeated="4"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18135">
            <text:p>18135</text:p>
          </table:table-cell>
          <table:table-cell office:value-type="float" office:value="19145">
            <text:p>19145</text:p>
          </table:table-cell>
          <table:table-cell table:number-columns-repeated="4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18161">
            <text:p>18161</text:p>
          </table:table-cell>
          <table:table-cell office:value-type="float" office:value="19167">
            <text:p>19167</text:p>
          </table:table-cell>
          <table:table-cell table:number-columns-repeated="4"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18041">
            <text:p>18041</text:p>
          </table:table-cell>
          <table:table-cell office:value-type="float" office:value="19063">
            <text:p>19063</text:p>
          </table:table-cell>
          <table:table-cell table:number-columns-repeated="4"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18055">
            <text:p>18055</text:p>
          </table:table-cell>
          <table:table-cell office:value-type="float" office:value="19069">
            <text:p>19069</text:p>
          </table:table-cell>
          <table:table-cell table:number-columns-repeated="4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18062">
            <text:p>18062</text:p>
          </table:table-cell>
          <table:table-cell office:value-type="float" office:value="19064">
            <text:p>19064</text:p>
          </table:table-cell>
          <table:table-cell table:number-columns-repeated="4"/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18042">
            <text:p>18042</text:p>
          </table:table-cell>
          <table:table-cell office:value-type="float" office:value="19057">
            <text:p>19057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16384">
            <text:p>16384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18315">
            <text:p>18315</text:p>
          </table:table-cell>
          <table:table-cell office:value-type="float" office:value="19321">
            <text:p>19321</text:p>
          </table:table-cell>
          <table:table-cell/>
          <table:table-cell table:style-name="ce1" table:formula="oooc:=AVERAGE([.A244:.A254])" office:value-type="float" office:value="1002.54545454545">
            <text:p>1002.55</text:p>
          </table:table-cell>
          <table:table-cell table:style-name="ce1" table:formula="oooc:=AVERAGE([.B244:.B254])" office:value-type="float" office:value="18316.7272727273">
            <text:p>18316.73</text:p>
          </table:table-cell>
          <table:table-cell table:style-name="ce1" table:formula="oooc:=AVERAGE([.C244:.C254])" office:value-type="float" office:value="19319.6363636364">
            <text:p>19319.64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18406">
            <text:p>18406</text:p>
          </table:table-cell>
          <table:table-cell office:value-type="float" office:value="19329">
            <text:p>19329</text:p>
          </table:table-cell>
          <table:table-cell table:number-columns-repeated="4"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18336">
            <text:p>18336</text:p>
          </table:table-cell>
          <table:table-cell office:value-type="float" office:value="19341">
            <text:p>19341</text:p>
          </table:table-cell>
          <table:table-cell table:number-columns-repeated="4"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18192">
            <text:p>18192</text:p>
          </table:table-cell>
          <table:table-cell office:value-type="float" office:value="19191">
            <text:p>19191</text:p>
          </table:table-cell>
          <table:table-cell table:number-columns-repeated="4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18389">
            <text:p>18389</text:p>
          </table:table-cell>
          <table:table-cell office:value-type="float" office:value="19396">
            <text:p>19396</text:p>
          </table:table-cell>
          <table:table-cell table:number-columns-repeated="4"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18318">
            <text:p>18318</text:p>
          </table:table-cell>
          <table:table-cell office:value-type="float" office:value="19317">
            <text:p>19317</text:p>
          </table:table-cell>
          <table:table-cell table:number-columns-repeated="4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18208">
            <text:p>18208</text:p>
          </table:table-cell>
          <table:table-cell office:value-type="float" office:value="19216">
            <text:p>19216</text:p>
          </table:table-cell>
          <table:table-cell table:number-columns-repeated="4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18381">
            <text:p>18381</text:p>
          </table:table-cell>
          <table:table-cell office:value-type="float" office:value="19383">
            <text:p>19383</text:p>
          </table:table-cell>
          <table:table-cell table:number-columns-repeated="4"/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18222">
            <text:p>18222</text:p>
          </table:table-cell>
          <table:table-cell office:value-type="float" office:value="19301">
            <text:p>19301</text:p>
          </table:table-cell>
          <table:table-cell table:number-columns-repeated="4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18516">
            <text:p>18516</text:p>
          </table:table-cell>
          <table:table-cell office:value-type="float" office:value="19518">
            <text:p>19518</text:p>
          </table:table-cell>
          <table:table-cell table:number-columns-repeated="4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18201">
            <text:p>18201</text:p>
          </table:table-cell>
          <table:table-cell office:value-type="float" office:value="19203">
            <text:p>1920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17408">
            <text:p>17408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21633">
            <text:p>21633</text:p>
          </table:table-cell>
          <table:table-cell office:value-type="float" office:value="22650">
            <text:p>22650</text:p>
          </table:table-cell>
          <table:table-cell/>
          <table:table-cell table:style-name="ce1" table:formula="oooc:=AVERAGE([.A259:.A269])" office:value-type="float" office:value="1000.36363636364">
            <text:p>1000.36</text:p>
          </table:table-cell>
          <table:table-cell table:style-name="ce1" table:formula="oooc:=AVERAGE([.B259:.B269])" office:value-type="float" office:value="21635.5454545455">
            <text:p>21635.55</text:p>
          </table:table-cell>
          <table:table-cell table:style-name="ce1" table:formula="oooc:=AVERAGE([.C259:.C269])" office:value-type="float" office:value="22635.9090909091">
            <text:p>22635.91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21437">
            <text:p>21437</text:p>
          </table:table-cell>
          <table:table-cell office:value-type="float" office:value="22359">
            <text:p>22359</text:p>
          </table:table-cell>
          <table:table-cell table:number-columns-repeated="4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22209">
            <text:p>22209</text:p>
          </table:table-cell>
          <table:table-cell office:value-type="float" office:value="23212">
            <text:p>23212</text:p>
          </table:table-cell>
          <table:table-cell table:number-columns-repeated="4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21413">
            <text:p>21413</text:p>
          </table:table-cell>
          <table:table-cell office:value-type="float" office:value="22415">
            <text:p>22415</text:p>
          </table:table-cell>
          <table:table-cell table:number-columns-repeated="4"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1591">
            <text:p>21591</text:p>
          </table:table-cell>
          <table:table-cell office:value-type="float" office:value="22603">
            <text:p>22603</text:p>
          </table:table-cell>
          <table:table-cell table:number-columns-repeated="4"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21539">
            <text:p>21539</text:p>
          </table:table-cell>
          <table:table-cell office:value-type="float" office:value="22538">
            <text:p>22538</text:p>
          </table:table-cell>
          <table:table-cell table:number-columns-repeated="4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21679">
            <text:p>21679</text:p>
          </table:table-cell>
          <table:table-cell office:value-type="float" office:value="22681">
            <text:p>22681</text:p>
          </table:table-cell>
          <table:table-cell table:number-columns-repeated="4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21450">
            <text:p>21450</text:p>
          </table:table-cell>
          <table:table-cell office:value-type="float" office:value="22451">
            <text:p>22451</text:p>
          </table:table-cell>
          <table:table-cell table:number-columns-repeated="4"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21566">
            <text:p>21566</text:p>
          </table:table-cell>
          <table:table-cell office:value-type="float" office:value="22584">
            <text:p>22584</text:p>
          </table:table-cell>
          <table:table-cell table:number-columns-repeated="4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21449">
            <text:p>21449</text:p>
          </table:table-cell>
          <table:table-cell office:value-type="float" office:value="22454">
            <text:p>22454</text:p>
          </table:table-cell>
          <table:table-cell table:number-columns-repeated="4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22025">
            <text:p>22025</text:p>
          </table:table-cell>
          <table:table-cell office:value-type="float" office:value="23048">
            <text:p>23048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18432">
            <text:p>18432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21644">
            <text:p>21644</text:p>
          </table:table-cell>
          <table:table-cell office:value-type="float" office:value="22647">
            <text:p>22647</text:p>
          </table:table-cell>
          <table:table-cell/>
          <table:table-cell table:style-name="ce1" table:formula="oooc:=AVERAGE([.A275:.A285])" office:value-type="float" office:value="1012.72727272727">
            <text:p>1012.73</text:p>
          </table:table-cell>
          <table:table-cell table:style-name="ce1" table:formula="oooc:=AVERAGE([.B275:.B285])" office:value-type="float" office:value="21721.9090909091">
            <text:p>21721.91</text:p>
          </table:table-cell>
          <table:table-cell table:style-name="ce1" table:formula="oooc:=AVERAGE([.C275:.C285])" office:value-type="float" office:value="22734.7272727273">
            <text:p>22734.73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21782">
            <text:p>21782</text:p>
          </table:table-cell>
          <table:table-cell office:value-type="float" office:value="22785">
            <text:p>22785</text:p>
          </table:table-cell>
          <table:table-cell table:number-columns-repeated="4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21649">
            <text:p>21649</text:p>
          </table:table-cell>
          <table:table-cell office:value-type="float" office:value="22661">
            <text:p>22661</text:p>
          </table:table-cell>
          <table:table-cell table:number-columns-repeated="4"/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21805">
            <text:p>21805</text:p>
          </table:table-cell>
          <table:table-cell office:value-type="float" office:value="22899">
            <text:p>22899</text:p>
          </table:table-cell>
          <table:table-cell table:number-columns-repeated="4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21666">
            <text:p>21666</text:p>
          </table:table-cell>
          <table:table-cell office:value-type="float" office:value="22668">
            <text:p>22668</text:p>
          </table:table-cell>
          <table:table-cell table:number-columns-repeated="4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21916">
            <text:p>21916</text:p>
          </table:table-cell>
          <table:table-cell office:value-type="float" office:value="22921">
            <text:p>22921</text:p>
          </table:table-cell>
          <table:table-cell table:number-columns-repeated="4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21625">
            <text:p>21625</text:p>
          </table:table-cell>
          <table:table-cell office:value-type="float" office:value="22627">
            <text:p>22627</text:p>
          </table:table-cell>
          <table:table-cell table:number-columns-repeated="4"/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21803">
            <text:p>21803</text:p>
          </table:table-cell>
          <table:table-cell office:value-type="float" office:value="22798">
            <text:p>22798</text:p>
          </table:table-cell>
          <table:table-cell table:number-columns-repeated="4"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21627">
            <text:p>21627</text:p>
          </table:table-cell>
          <table:table-cell office:value-type="float" office:value="22640">
            <text:p>22640</text:p>
          </table:table-cell>
          <table:table-cell table:number-columns-repeated="4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21808">
            <text:p>21808</text:p>
          </table:table-cell>
          <table:table-cell office:value-type="float" office:value="22815">
            <text:p>22815</text:p>
          </table:table-cell>
          <table:table-cell table:number-columns-repeated="4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21616">
            <text:p>21616</text:p>
          </table:table-cell>
          <table:table-cell office:value-type="float" office:value="22621">
            <text:p>22621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19456">
            <text:p>19456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22458">
            <text:p>22458</text:p>
          </table:table-cell>
          <table:table-cell office:value-type="float" office:value="23462">
            <text:p>23462</text:p>
          </table:table-cell>
          <table:table-cell/>
          <table:table-cell table:style-name="ce1" table:formula="oooc:=AVERAGE([.A291:.A301])" office:value-type="float" office:value="1018.27272727273">
            <text:p>1018.27</text:p>
          </table:table-cell>
          <table:table-cell table:style-name="ce1" table:formula="oooc:=AVERAGE([.B291:.B301])" office:value-type="float" office:value="22150">
            <text:p>22150</text:p>
          </table:table-cell>
          <table:table-cell table:style-name="ce1" table:formula="oooc:=AVERAGE([.C291:.C301])" office:value-type="float" office:value="23168.2727272727">
            <text:p>23168.27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22277">
            <text:p>22277</text:p>
          </table:table-cell>
          <table:table-cell office:value-type="float" office:value="23283">
            <text:p>23283</text:p>
          </table:table-cell>
          <table:table-cell table:number-columns-repeated="4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22012">
            <text:p>22012</text:p>
          </table:table-cell>
          <table:table-cell office:value-type="float" office:value="23015">
            <text:p>23015</text:p>
          </table:table-cell>
          <table:table-cell table:number-columns-repeated="4"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21928">
            <text:p>21928</text:p>
          </table:table-cell>
          <table:table-cell office:value-type="float" office:value="22941">
            <text:p>22941</text:p>
          </table:table-cell>
          <table:table-cell table:number-columns-repeated="4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22598">
            <text:p>22598</text:p>
          </table:table-cell>
          <table:table-cell office:value-type="float" office:value="23613">
            <text:p>23613</text:p>
          </table:table-cell>
          <table:table-cell table:number-columns-repeated="4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21833">
            <text:p>21833</text:p>
          </table:table-cell>
          <table:table-cell office:value-type="float" office:value="22844">
            <text:p>22844</text:p>
          </table:table-cell>
          <table:table-cell table:number-columns-repeated="4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21858">
            <text:p>21858</text:p>
          </table:table-cell>
          <table:table-cell office:value-type="float" office:value="22865">
            <text:p>22865</text:p>
          </table:table-cell>
          <table:table-cell table:number-columns-repeated="4"/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21839">
            <text:p>21839</text:p>
          </table:table-cell>
          <table:table-cell office:value-type="float" office:value="22810">
            <text:p>22810</text:p>
          </table:table-cell>
          <table:table-cell table:number-columns-repeated="4"/>
        </table:table-row>
        <table:table-row table:style-name="ro1">
          <table:table-cell office:value-type="float" office:value="1165">
            <text:p>1165</text:p>
          </table:table-cell>
          <table:table-cell office:value-type="float" office:value="22008">
            <text:p>22008</text:p>
          </table:table-cell>
          <table:table-cell office:value-type="float" office:value="23173">
            <text:p>23173</text:p>
          </table:table-cell>
          <table:table-cell table:number-columns-repeated="4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22506">
            <text:p>22506</text:p>
          </table:table-cell>
          <table:table-cell office:value-type="float" office:value="23511">
            <text:p>23511</text:p>
          </table:table-cell>
          <table:table-cell table:number-columns-repeated="4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22333">
            <text:p>22333</text:p>
          </table:table-cell>
          <table:table-cell office:value-type="float" office:value="23334">
            <text:p>23334</text:p>
          </table:table-cell>
          <table:table-cell table:number-columns-repeated="4"/>
        </table:table-row>
      </table:table>
      <table:table table:name="stream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ize</text:p>
          </table:table-cell>
          <table:table-cell office:value-type="float" office:value="1024">
            <text:p>1024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817">
            <text:p>1817</text:p>
          </table:table-cell>
          <table:table-cell office:value-type="float" office:value="2748">
            <text:p>2748</text:p>
          </table:table-cell>
          <table:table-cell/>
          <table:table-cell table:style-name="ce1" table:formula="oooc:=AVERAGE([.A3:.A13])" office:value-type="float" office:value="-1">
            <text:p>-1</text:p>
          </table:table-cell>
          <table:table-cell table:style-name="ce1" table:formula="oooc:=AVERAGE([.B3:.B13])" office:value-type="float" office:value="1767.18181818182">
            <text:p>1767.18</text:p>
          </table:table-cell>
          <table:table-cell table:style-name="ce1" table:formula="oooc:=AVERAGE([.C3:.C13])" office:value-type="float" office:value="2784.90909090909">
            <text:p>2784.91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791">
            <text:p>1791</text:p>
          </table:table-cell>
          <table:table-cell office:value-type="float" office:value="2831">
            <text:p>283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763">
            <text:p>1763</text:p>
          </table:table-cell>
          <table:table-cell office:value-type="float" office:value="2742">
            <text:p>2742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772">
            <text:p>1772</text:p>
          </table:table-cell>
          <table:table-cell office:value-type="float" office:value="2790">
            <text:p>279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780">
            <text:p>1780</text:p>
          </table:table-cell>
          <table:table-cell office:value-type="float" office:value="2800">
            <text:p>280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756">
            <text:p>1756</text:p>
          </table:table-cell>
          <table:table-cell office:value-type="float" office:value="2769">
            <text:p>2769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763">
            <text:p>1763</text:p>
          </table:table-cell>
          <table:table-cell office:value-type="float" office:value="2781">
            <text:p>278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740">
            <text:p>1740</text:p>
          </table:table-cell>
          <table:table-cell office:value-type="float" office:value="2754">
            <text:p>2754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772">
            <text:p>1772</text:p>
          </table:table-cell>
          <table:table-cell office:value-type="float" office:value="2800">
            <text:p>280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751">
            <text:p>1751</text:p>
          </table:table-cell>
          <table:table-cell office:value-type="float" office:value="2775">
            <text:p>277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734">
            <text:p>1734</text:p>
          </table:table-cell>
          <table:table-cell office:value-type="float" office:value="2844">
            <text:p>2844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2048">
            <text:p>2048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2602">
            <text:p>2602</text:p>
          </table:table-cell>
          <table:table-cell office:value-type="float" office:value="3607">
            <text:p>3607</text:p>
          </table:table-cell>
          <table:table-cell/>
          <table:table-cell table:style-name="ce1" table:formula="oooc:=AVERAGE([.A18:.A28])" office:value-type="float" office:value="-1">
            <text:p>-1</text:p>
          </table:table-cell>
          <table:table-cell table:style-name="ce1" table:formula="oooc:=AVERAGE([.B18:.B28])" office:value-type="float" office:value="2480">
            <text:p>2480</text:p>
          </table:table-cell>
          <table:table-cell table:style-name="ce1" table:formula="oooc:=AVERAGE([.C18:.C28])" office:value-type="float" office:value="3472.36363636364">
            <text:p>3472.36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2547">
            <text:p>2547</text:p>
          </table:table-cell>
          <table:table-cell office:value-type="float" office:value="3562">
            <text:p>3562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2562">
            <text:p>2562</text:p>
          </table:table-cell>
          <table:table-cell office:value-type="float" office:value="3502">
            <text:p>3502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2567">
            <text:p>2567</text:p>
          </table:table-cell>
          <table:table-cell office:value-type="float" office:value="3641">
            <text:p>364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2540">
            <text:p>2540</text:p>
          </table:table-cell>
          <table:table-cell office:value-type="float" office:value="3480">
            <text:p>348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2507">
            <text:p>2507</text:p>
          </table:table-cell>
          <table:table-cell office:value-type="float" office:value="3438">
            <text:p>343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2445">
            <text:p>2445</text:p>
          </table:table-cell>
          <table:table-cell office:value-type="float" office:value="3460">
            <text:p>346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2435">
            <text:p>2435</text:p>
          </table:table-cell>
          <table:table-cell office:value-type="float" office:value="3376">
            <text:p>337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2346">
            <text:p>2346</text:p>
          </table:table-cell>
          <table:table-cell office:value-type="float" office:value="3365">
            <text:p>336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2381">
            <text:p>2381</text:p>
          </table:table-cell>
          <table:table-cell office:value-type="float" office:value="3390">
            <text:p>339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2348">
            <text:p>2348</text:p>
          </table:table-cell>
          <table:table-cell office:value-type="float" office:value="3375">
            <text:p>337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3072">
            <text:p>3072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225">
            <text:p>3225</text:p>
          </table:table-cell>
          <table:table-cell office:value-type="float" office:value="4164">
            <text:p>4164</text:p>
          </table:table-cell>
          <table:table-cell/>
          <table:table-cell table:style-name="ce1" table:formula="oooc:=AVERAGE([.A33:.A43])" office:value-type="float" office:value="-1">
            <text:p>-1</text:p>
          </table:table-cell>
          <table:table-cell table:style-name="ce1" table:formula="oooc:=AVERAGE([.B33:.B43])" office:value-type="float" office:value="3178.54545454545">
            <text:p>3178.55</text:p>
          </table:table-cell>
          <table:table-cell table:style-name="ce1" table:formula="oooc:=AVERAGE([.C33:.C43])" office:value-type="float" office:value="4166.36363636364">
            <text:p>4166.36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188">
            <text:p>3188</text:p>
          </table:table-cell>
          <table:table-cell office:value-type="float" office:value="4225">
            <text:p>422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197">
            <text:p>3197</text:p>
          </table:table-cell>
          <table:table-cell office:value-type="float" office:value="4215">
            <text:p>421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208">
            <text:p>3208</text:p>
          </table:table-cell>
          <table:table-cell office:value-type="float" office:value="4239">
            <text:p>4239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200">
            <text:p>3200</text:p>
          </table:table-cell>
          <table:table-cell office:value-type="float" office:value="4137">
            <text:p>4137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172">
            <text:p>3172</text:p>
          </table:table-cell>
          <table:table-cell office:value-type="float" office:value="4110">
            <text:p>411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166">
            <text:p>3166</text:p>
          </table:table-cell>
          <table:table-cell office:value-type="float" office:value="4185">
            <text:p>418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167">
            <text:p>3167</text:p>
          </table:table-cell>
          <table:table-cell office:value-type="float" office:value="4103">
            <text:p>410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162">
            <text:p>3162</text:p>
          </table:table-cell>
          <table:table-cell office:value-type="float" office:value="4135">
            <text:p>413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137">
            <text:p>3137</text:p>
          </table:table-cell>
          <table:table-cell office:value-type="float" office:value="4151">
            <text:p>415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142">
            <text:p>3142</text:p>
          </table:table-cell>
          <table:table-cell office:value-type="float" office:value="4166">
            <text:p>416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4096">
            <text:p>4096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993">
            <text:p>3993</text:p>
          </table:table-cell>
          <table:table-cell office:value-type="float" office:value="4928">
            <text:p>4928</text:p>
          </table:table-cell>
          <table:table-cell/>
          <table:table-cell table:style-name="ce1" table:formula="oooc:=AVERAGE([.A48:.A58])" office:value-type="float" office:value="-1">
            <text:p>-1</text:p>
          </table:table-cell>
          <table:table-cell table:style-name="ce1" table:formula="oooc:=AVERAGE([.B48:.B58])" office:value-type="float" office:value="4016.45454545455">
            <text:p>4016.45</text:p>
          </table:table-cell>
          <table:table-cell table:style-name="ce1" table:formula="oooc:=AVERAGE([.C48:.C58])" office:value-type="float" office:value="5005.90909090909">
            <text:p>5005.91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015">
            <text:p>4015</text:p>
          </table:table-cell>
          <table:table-cell office:value-type="float" office:value="5030">
            <text:p>503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990">
            <text:p>3990</text:p>
          </table:table-cell>
          <table:table-cell office:value-type="float" office:value="5009">
            <text:p>5009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017">
            <text:p>4017</text:p>
          </table:table-cell>
          <table:table-cell office:value-type="float" office:value="5040">
            <text:p>504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994">
            <text:p>3994</text:p>
          </table:table-cell>
          <table:table-cell office:value-type="float" office:value="5015">
            <text:p>501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998">
            <text:p>3998</text:p>
          </table:table-cell>
          <table:table-cell office:value-type="float" office:value="5015">
            <text:p>501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997">
            <text:p>3997</text:p>
          </table:table-cell>
          <table:table-cell office:value-type="float" office:value="5011">
            <text:p>501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995">
            <text:p>3995</text:p>
          </table:table-cell>
          <table:table-cell office:value-type="float" office:value="4927">
            <text:p>4927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006">
            <text:p>4006</text:p>
          </table:table-cell>
          <table:table-cell office:value-type="float" office:value="4939">
            <text:p>4939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006">
            <text:p>4006</text:p>
          </table:table-cell>
          <table:table-cell office:value-type="float" office:value="4964">
            <text:p>4964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170">
            <text:p>4170</text:p>
          </table:table-cell>
          <table:table-cell office:value-type="float" office:value="5187">
            <text:p>5187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5120">
            <text:p>5120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855">
            <text:p>4855</text:p>
          </table:table-cell>
          <table:table-cell office:value-type="float" office:value="5812">
            <text:p>5812</text:p>
          </table:table-cell>
          <table:table-cell/>
          <table:table-cell table:style-name="ce1" table:formula="oooc:=AVERAGE([.A63:.A73])" office:value-type="float" office:value="-1">
            <text:p>-1</text:p>
          </table:table-cell>
          <table:table-cell table:style-name="ce1" table:formula="oooc:=AVERAGE([.B63:.B73])" office:value-type="float" office:value="4861.27272727273">
            <text:p>4861.27</text:p>
          </table:table-cell>
          <table:table-cell table:style-name="ce1" table:formula="oooc:=AVERAGE([.C63:.C73])" office:value-type="float" office:value="5866.90909090909">
            <text:p>5866.91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868">
            <text:p>4868</text:p>
          </table:table-cell>
          <table:table-cell office:value-type="float" office:value="5885">
            <text:p>588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856">
            <text:p>4856</text:p>
          </table:table-cell>
          <table:table-cell office:value-type="float" office:value="5877">
            <text:p>5877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865">
            <text:p>4865</text:p>
          </table:table-cell>
          <table:table-cell office:value-type="float" office:value="5890">
            <text:p>589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868">
            <text:p>4868</text:p>
          </table:table-cell>
          <table:table-cell office:value-type="float" office:value="5912">
            <text:p>5912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863">
            <text:p>4863</text:p>
          </table:table-cell>
          <table:table-cell office:value-type="float" office:value="5801">
            <text:p>580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847">
            <text:p>4847</text:p>
          </table:table-cell>
          <table:table-cell office:value-type="float" office:value="5854">
            <text:p>5854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863">
            <text:p>4863</text:p>
          </table:table-cell>
          <table:table-cell office:value-type="float" office:value="5804">
            <text:p>5804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846">
            <text:p>4846</text:p>
          </table:table-cell>
          <table:table-cell office:value-type="float" office:value="5859">
            <text:p>5859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851">
            <text:p>4851</text:p>
          </table:table-cell>
          <table:table-cell office:value-type="float" office:value="5863">
            <text:p>586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892">
            <text:p>4892</text:p>
          </table:table-cell>
          <table:table-cell office:value-type="float" office:value="5979">
            <text:p>5979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6144">
            <text:p>6144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756">
            <text:p>5756</text:p>
          </table:table-cell>
          <table:table-cell office:value-type="float" office:value="6694">
            <text:p>6694</text:p>
          </table:table-cell>
          <table:table-cell/>
          <table:table-cell table:style-name="ce1" table:formula="oooc:=AVERAGE([.A80:.A90])" office:value-type="float" office:value="-1">
            <text:p>-1</text:p>
          </table:table-cell>
          <table:table-cell table:style-name="ce1" table:formula="oooc:=AVERAGE([.B80:.B90])" office:value-type="float" office:value="5766.45454545455">
            <text:p>5766.45</text:p>
          </table:table-cell>
          <table:table-cell table:style-name="ce1" table:formula="oooc:=AVERAGE([.C80:.C90])" office:value-type="float" office:value="6756">
            <text:p>6756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752">
            <text:p>5752</text:p>
          </table:table-cell>
          <table:table-cell office:value-type="float" office:value="6829">
            <text:p>6829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829">
            <text:p>5829</text:p>
          </table:table-cell>
          <table:table-cell office:value-type="float" office:value="6836">
            <text:p>683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795">
            <text:p>5795</text:p>
          </table:table-cell>
          <table:table-cell office:value-type="float" office:value="6759">
            <text:p>6759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769">
            <text:p>5769</text:p>
          </table:table-cell>
          <table:table-cell office:value-type="float" office:value="6785">
            <text:p>678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748">
            <text:p>5748</text:p>
          </table:table-cell>
          <table:table-cell office:value-type="float" office:value="6791">
            <text:p>679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742">
            <text:p>5742</text:p>
          </table:table-cell>
          <table:table-cell office:value-type="float" office:value="6760">
            <text:p>676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708">
            <text:p>5708</text:p>
          </table:table-cell>
          <table:table-cell office:value-type="float" office:value="6642">
            <text:p>6642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773">
            <text:p>5773</text:p>
          </table:table-cell>
          <table:table-cell office:value-type="float" office:value="6709">
            <text:p>6709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706">
            <text:p>5706</text:p>
          </table:table-cell>
          <table:table-cell office:value-type="float" office:value="6642">
            <text:p>6642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853">
            <text:p>5853</text:p>
          </table:table-cell>
          <table:table-cell office:value-type="float" office:value="6869">
            <text:p>6869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7168">
            <text:p>7168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636">
            <text:p>6636</text:p>
          </table:table-cell>
          <table:table-cell office:value-type="float" office:value="7653">
            <text:p>7653</text:p>
          </table:table-cell>
          <table:table-cell/>
          <table:table-cell table:style-name="ce1" table:formula="oooc:=AVERAGE([.A96:.A106])" office:value-type="float" office:value="-1">
            <text:p>-1</text:p>
          </table:table-cell>
          <table:table-cell table:style-name="ce1" table:formula="oooc:=AVERAGE([.B96:.B106])" office:value-type="float" office:value="6591.63636363636">
            <text:p>6591.64</text:p>
          </table:table-cell>
          <table:table-cell table:style-name="ce1" table:formula="oooc:=AVERAGE([.C96:.C106])" office:value-type="float" office:value="7598.45454545455">
            <text:p>7598.45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584">
            <text:p>6584</text:p>
          </table:table-cell>
          <table:table-cell office:value-type="float" office:value="7599">
            <text:p>7599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577">
            <text:p>6577</text:p>
          </table:table-cell>
          <table:table-cell office:value-type="float" office:value="7596">
            <text:p>759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581">
            <text:p>6581</text:p>
          </table:table-cell>
          <table:table-cell office:value-type="float" office:value="7591">
            <text:p>759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582">
            <text:p>6582</text:p>
          </table:table-cell>
          <table:table-cell office:value-type="float" office:value="7595">
            <text:p>759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633">
            <text:p>6633</text:p>
          </table:table-cell>
          <table:table-cell office:value-type="float" office:value="7609">
            <text:p>7609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590">
            <text:p>6590</text:p>
          </table:table-cell>
          <table:table-cell office:value-type="float" office:value="7603">
            <text:p>760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574">
            <text:p>6574</text:p>
          </table:table-cell>
          <table:table-cell office:value-type="float" office:value="7596">
            <text:p>759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576">
            <text:p>6576</text:p>
          </table:table-cell>
          <table:table-cell office:value-type="float" office:value="7597">
            <text:p>7597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593">
            <text:p>6593</text:p>
          </table:table-cell>
          <table:table-cell office:value-type="float" office:value="7627">
            <text:p>7627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582">
            <text:p>6582</text:p>
          </table:table-cell>
          <table:table-cell office:value-type="float" office:value="7517">
            <text:p>7517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8192">
            <text:p>8192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457">
            <text:p>7457</text:p>
          </table:table-cell>
          <table:table-cell office:value-type="float" office:value="8478">
            <text:p>8478</text:p>
          </table:table-cell>
          <table:table-cell/>
          <table:table-cell table:style-name="ce1" table:formula="oooc:=AVERAGE([.A111:.A121])" office:value-type="float" office:value="-1">
            <text:p>-1</text:p>
          </table:table-cell>
          <table:table-cell table:style-name="ce1" table:formula="oooc:=AVERAGE([.B111:.B121])" office:value-type="float" office:value="7460.81818181818">
            <text:p>7460.82</text:p>
          </table:table-cell>
          <table:table-cell table:style-name="ce1" table:formula="oooc:=AVERAGE([.C111:.C121])" office:value-type="float" office:value="8446.90909090909">
            <text:p>8446.91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485">
            <text:p>7485</text:p>
          </table:table-cell>
          <table:table-cell office:value-type="float" office:value="8511">
            <text:p>8511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446">
            <text:p>7446</text:p>
          </table:table-cell>
          <table:table-cell office:value-type="float" office:value="8509">
            <text:p>8509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455">
            <text:p>7455</text:p>
          </table:table-cell>
          <table:table-cell office:value-type="float" office:value="8395">
            <text:p>839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456">
            <text:p>7456</text:p>
          </table:table-cell>
          <table:table-cell office:value-type="float" office:value="8391">
            <text:p>839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464">
            <text:p>7464</text:p>
          </table:table-cell>
          <table:table-cell office:value-type="float" office:value="8395">
            <text:p>839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485">
            <text:p>7485</text:p>
          </table:table-cell>
          <table:table-cell office:value-type="float" office:value="8498">
            <text:p>849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463">
            <text:p>7463</text:p>
          </table:table-cell>
          <table:table-cell office:value-type="float" office:value="8490">
            <text:p>849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453">
            <text:p>7453</text:p>
          </table:table-cell>
          <table:table-cell office:value-type="float" office:value="8395">
            <text:p>839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446">
            <text:p>7446</text:p>
          </table:table-cell>
          <table:table-cell office:value-type="float" office:value="8376">
            <text:p>837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459">
            <text:p>7459</text:p>
          </table:table-cell>
          <table:table-cell office:value-type="float" office:value="8478">
            <text:p>8478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9216">
            <text:p>9216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361">
            <text:p>8361</text:p>
          </table:table-cell>
          <table:table-cell office:value-type="float" office:value="9376">
            <text:p>9376</text:p>
          </table:table-cell>
          <table:table-cell/>
          <table:table-cell table:style-name="ce1" table:formula="oooc:=AVERAGE([.A127:.A137])" office:value-type="float" office:value="-1">
            <text:p>-1</text:p>
          </table:table-cell>
          <table:table-cell table:style-name="ce1" table:formula="oooc:=AVERAGE([.B127:.B137])" office:value-type="float" office:value="8347.45454545455">
            <text:p>8347.45</text:p>
          </table:table-cell>
          <table:table-cell table:style-name="ce1" table:formula="oooc:=AVERAGE([.C127:.C137])" office:value-type="float" office:value="9413.18181818182">
            <text:p>9413.18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340">
            <text:p>8340</text:p>
          </table:table-cell>
          <table:table-cell office:value-type="float" office:value="9370">
            <text:p>937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336">
            <text:p>8336</text:p>
          </table:table-cell>
          <table:table-cell office:value-type="float" office:value="9365">
            <text:p>936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340">
            <text:p>8340</text:p>
          </table:table-cell>
          <table:table-cell office:value-type="float" office:value="9350">
            <text:p>935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355">
            <text:p>8355</text:p>
          </table:table-cell>
          <table:table-cell office:value-type="float" office:value="9379">
            <text:p>9379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347">
            <text:p>8347</text:p>
          </table:table-cell>
          <table:table-cell office:value-type="float" office:value="9364">
            <text:p>9364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341">
            <text:p>8341</text:p>
          </table:table-cell>
          <table:table-cell office:value-type="float" office:value="9273">
            <text:p>927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335">
            <text:p>8335</text:p>
          </table:table-cell>
          <table:table-cell office:value-type="float" office:value="9345">
            <text:p>934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339">
            <text:p>8339</text:p>
          </table:table-cell>
          <table:table-cell office:value-type="float" office:value="9307">
            <text:p>9307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372">
            <text:p>8372</text:p>
          </table:table-cell>
          <table:table-cell office:value-type="float" office:value="9885">
            <text:p>988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356">
            <text:p>8356</text:p>
          </table:table-cell>
          <table:table-cell office:value-type="float" office:value="9531">
            <text:p>9531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10240">
            <text:p>10240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9184">
            <text:p>9184</text:p>
          </table:table-cell>
          <table:table-cell office:value-type="float" office:value="10387">
            <text:p>10387</text:p>
          </table:table-cell>
          <table:table-cell/>
          <table:table-cell table:style-name="ce1" table:formula="oooc:=AVERAGE([.A143:.A153])" office:value-type="float" office:value="-1">
            <text:p>-1</text:p>
          </table:table-cell>
          <table:table-cell table:style-name="ce1" table:formula="oooc:=AVERAGE([.B143:.B153])" office:value-type="float" office:value="9356.72727272727">
            <text:p>9356.73</text:p>
          </table:table-cell>
          <table:table-cell table:style-name="ce1" table:formula="oooc:=AVERAGE([.C143:.C153])" office:value-type="float" office:value="10386.0909090909">
            <text:p>10386.09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9437">
            <text:p>9437</text:p>
          </table:table-cell>
          <table:table-cell office:value-type="float" office:value="10463">
            <text:p>1046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9444">
            <text:p>9444</text:p>
          </table:table-cell>
          <table:table-cell office:value-type="float" office:value="10498">
            <text:p>1049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9389">
            <text:p>9389</text:p>
          </table:table-cell>
          <table:table-cell office:value-type="float" office:value="10421">
            <text:p>1042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9423">
            <text:p>9423</text:p>
          </table:table-cell>
          <table:table-cell office:value-type="float" office:value="10458">
            <text:p>1045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9338">
            <text:p>9338</text:p>
          </table:table-cell>
          <table:table-cell office:value-type="float" office:value="10362">
            <text:p>10362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9350">
            <text:p>9350</text:p>
          </table:table-cell>
          <table:table-cell office:value-type="float" office:value="10371">
            <text:p>1037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9332">
            <text:p>9332</text:p>
          </table:table-cell>
          <table:table-cell office:value-type="float" office:value="10346">
            <text:p>1034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9351">
            <text:p>9351</text:p>
          </table:table-cell>
          <table:table-cell office:value-type="float" office:value="10294">
            <text:p>10294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9335">
            <text:p>9335</text:p>
          </table:table-cell>
          <table:table-cell office:value-type="float" office:value="10286">
            <text:p>1028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9341">
            <text:p>9341</text:p>
          </table:table-cell>
          <table:table-cell office:value-type="float" office:value="10361">
            <text:p>10361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11264">
            <text:p>11264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0185">
            <text:p>10185</text:p>
          </table:table-cell>
          <table:table-cell office:value-type="float" office:value="11125">
            <text:p>11125</text:p>
          </table:table-cell>
          <table:table-cell/>
          <table:table-cell table:style-name="ce1" table:formula="oooc:=AVERAGE([.A159:.A169])" office:value-type="float" office:value="-1">
            <text:p>-1</text:p>
          </table:table-cell>
          <table:table-cell table:style-name="ce1" table:formula="oooc:=AVERAGE([.B159:.B169])" office:value-type="float" office:value="10186.7272727273">
            <text:p>10186.73</text:p>
          </table:table-cell>
          <table:table-cell table:style-name="ce1" table:formula="oooc:=AVERAGE([.C159:.C169])" office:value-type="float" office:value="11201.4545454545">
            <text:p>11201.45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0178">
            <text:p>10178</text:p>
          </table:table-cell>
          <table:table-cell office:value-type="float" office:value="11198">
            <text:p>1119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0190">
            <text:p>10190</text:p>
          </table:table-cell>
          <table:table-cell office:value-type="float" office:value="11205">
            <text:p>1120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0186">
            <text:p>10186</text:p>
          </table:table-cell>
          <table:table-cell office:value-type="float" office:value="11126">
            <text:p>1112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0183">
            <text:p>10183</text:p>
          </table:table-cell>
          <table:table-cell office:value-type="float" office:value="11203">
            <text:p>1120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0199">
            <text:p>10199</text:p>
          </table:table-cell>
          <table:table-cell office:value-type="float" office:value="11221">
            <text:p>1122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0180">
            <text:p>10180</text:p>
          </table:table-cell>
          <table:table-cell office:value-type="float" office:value="11206">
            <text:p>1120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0182">
            <text:p>10182</text:p>
          </table:table-cell>
          <table:table-cell office:value-type="float" office:value="11235">
            <text:p>1123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0177">
            <text:p>10177</text:p>
          </table:table-cell>
          <table:table-cell office:value-type="float" office:value="11200">
            <text:p>1120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0175">
            <text:p>10175</text:p>
          </table:table-cell>
          <table:table-cell office:value-type="float" office:value="11192">
            <text:p>11192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0219">
            <text:p>10219</text:p>
          </table:table-cell>
          <table:table-cell office:value-type="float" office:value="11305">
            <text:p>11305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12288">
            <text:p>12288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1020">
            <text:p>11020</text:p>
          </table:table-cell>
          <table:table-cell office:value-type="float" office:value="11966">
            <text:p>11966</text:p>
          </table:table-cell>
          <table:table-cell/>
          <table:table-cell table:style-name="ce1" table:formula="oooc:=AVERAGE([.A175:.A185])" office:value-type="float" office:value="-1">
            <text:p>-1</text:p>
          </table:table-cell>
          <table:table-cell table:style-name="ce1" table:formula="oooc:=AVERAGE([.B175:.B185])" office:value-type="float" office:value="11079.7272727273">
            <text:p>11079.73</text:p>
          </table:table-cell>
          <table:table-cell table:style-name="ce1" table:formula="oooc:=AVERAGE([.C175:.C185])" office:value-type="float" office:value="12090.0909090909">
            <text:p>12090.09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1106">
            <text:p>11106</text:p>
          </table:table-cell>
          <table:table-cell office:value-type="float" office:value="12050">
            <text:p>1205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1141">
            <text:p>11141</text:p>
          </table:table-cell>
          <table:table-cell office:value-type="float" office:value="12218">
            <text:p>1221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1367">
            <text:p>11367</text:p>
          </table:table-cell>
          <table:table-cell office:value-type="float" office:value="12386">
            <text:p>1238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1015">
            <text:p>11015</text:p>
          </table:table-cell>
          <table:table-cell office:value-type="float" office:value="12030">
            <text:p>1203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1012">
            <text:p>11012</text:p>
          </table:table-cell>
          <table:table-cell office:value-type="float" office:value="12035">
            <text:p>1203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1046">
            <text:p>11046</text:p>
          </table:table-cell>
          <table:table-cell office:value-type="float" office:value="12062">
            <text:p>12062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1032">
            <text:p>11032</text:p>
          </table:table-cell>
          <table:table-cell office:value-type="float" office:value="12051">
            <text:p>1205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1116">
            <text:p>11116</text:p>
          </table:table-cell>
          <table:table-cell office:value-type="float" office:value="12129">
            <text:p>12129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0996">
            <text:p>10996</text:p>
          </table:table-cell>
          <table:table-cell office:value-type="float" office:value="12014">
            <text:p>12014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1026">
            <text:p>11026</text:p>
          </table:table-cell>
          <table:table-cell office:value-type="float" office:value="12050">
            <text:p>120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13312">
            <text:p>13312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1908">
            <text:p>11908</text:p>
          </table:table-cell>
          <table:table-cell office:value-type="float" office:value="12922">
            <text:p>12922</text:p>
          </table:table-cell>
          <table:table-cell/>
          <table:table-cell table:style-name="ce1" table:formula="oooc:=AVERAGE([.A190:.A200])" office:value-type="float" office:value="-1">
            <text:p>-1</text:p>
          </table:table-cell>
          <table:table-cell table:style-name="ce1" table:formula="oooc:=AVERAGE([.B190:.B200])" office:value-type="float" office:value="11911.1818181818">
            <text:p>11911.18</text:p>
          </table:table-cell>
          <table:table-cell table:style-name="ce1" table:formula="oooc:=AVERAGE([.C190:.C200])" office:value-type="float" office:value="12906.6363636364">
            <text:p>12906.64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1872">
            <text:p>11872</text:p>
          </table:table-cell>
          <table:table-cell office:value-type="float" office:value="12884">
            <text:p>12884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1862">
            <text:p>11862</text:p>
          </table:table-cell>
          <table:table-cell office:value-type="float" office:value="12803">
            <text:p>1280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1862">
            <text:p>11862</text:p>
          </table:table-cell>
          <table:table-cell office:value-type="float" office:value="12884">
            <text:p>12884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1870">
            <text:p>11870</text:p>
          </table:table-cell>
          <table:table-cell office:value-type="float" office:value="12811">
            <text:p>1281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2048">
            <text:p>12048</text:p>
          </table:table-cell>
          <table:table-cell office:value-type="float" office:value="13066">
            <text:p>1306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2009">
            <text:p>12009</text:p>
          </table:table-cell>
          <table:table-cell office:value-type="float" office:value="12959">
            <text:p>12959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1869">
            <text:p>11869</text:p>
          </table:table-cell>
          <table:table-cell office:value-type="float" office:value="12804">
            <text:p>12804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1983">
            <text:p>11983</text:p>
          </table:table-cell>
          <table:table-cell office:value-type="float" office:value="13005">
            <text:p>1300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1979">
            <text:p>11979</text:p>
          </table:table-cell>
          <table:table-cell office:value-type="float" office:value="13061">
            <text:p>1306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1761">
            <text:p>11761</text:p>
          </table:table-cell>
          <table:table-cell office:value-type="float" office:value="12774">
            <text:p>12774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14336">
            <text:p>14336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2615">
            <text:p>12615</text:p>
          </table:table-cell>
          <table:table-cell office:value-type="float" office:value="13554">
            <text:p>13554</text:p>
          </table:table-cell>
          <table:table-cell/>
          <table:table-cell table:style-name="ce1" table:formula="oooc:=AVERAGE([.A205:.A215])" office:value-type="float" office:value="-1">
            <text:p>-1</text:p>
          </table:table-cell>
          <table:table-cell table:style-name="ce1" table:formula="oooc:=AVERAGE([.B205:.B215])" office:value-type="float" office:value="12666.4545454545">
            <text:p>12666.45</text:p>
          </table:table-cell>
          <table:table-cell table:style-name="ce1" table:formula="oooc:=AVERAGE([.C205:.C215])" office:value-type="float" office:value="13648.3636363636">
            <text:p>13648.36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2612">
            <text:p>12612</text:p>
          </table:table-cell>
          <table:table-cell office:value-type="float" office:value="13633">
            <text:p>1363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2634">
            <text:p>12634</text:p>
          </table:table-cell>
          <table:table-cell office:value-type="float" office:value="13651">
            <text:p>1365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2635">
            <text:p>12635</text:p>
          </table:table-cell>
          <table:table-cell office:value-type="float" office:value="13583">
            <text:p>1358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2622">
            <text:p>12622</text:p>
          </table:table-cell>
          <table:table-cell office:value-type="float" office:value="13644">
            <text:p>13644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2645">
            <text:p>12645</text:p>
          </table:table-cell>
          <table:table-cell office:value-type="float" office:value="13585">
            <text:p>1358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2718">
            <text:p>12718</text:p>
          </table:table-cell>
          <table:table-cell office:value-type="float" office:value="13650">
            <text:p>1365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2833">
            <text:p>12833</text:p>
          </table:table-cell>
          <table:table-cell office:value-type="float" office:value="13847">
            <text:p>13847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2568">
            <text:p>12568</text:p>
          </table:table-cell>
          <table:table-cell office:value-type="float" office:value="13586">
            <text:p>1358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2639">
            <text:p>12639</text:p>
          </table:table-cell>
          <table:table-cell office:value-type="float" office:value="13656">
            <text:p>1365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2810">
            <text:p>12810</text:p>
          </table:table-cell>
          <table:table-cell office:value-type="float" office:value="13743">
            <text:p>1374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15360">
            <text:p>15360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3562">
            <text:p>13562</text:p>
          </table:table-cell>
          <table:table-cell office:value-type="float" office:value="14500">
            <text:p>14500</text:p>
          </table:table-cell>
          <table:table-cell/>
          <table:table-cell table:style-name="ce1" table:formula="oooc:=AVERAGE([.A220:.A230])" office:value-type="float" office:value="-1">
            <text:p>-1</text:p>
          </table:table-cell>
          <table:table-cell table:style-name="ce1" table:formula="oooc:=AVERAGE([.B220:.B230])" office:value-type="float" office:value="13567.1818181818">
            <text:p>13567.18</text:p>
          </table:table-cell>
          <table:table-cell table:style-name="ce1" table:formula="oooc:=AVERAGE([.C220:.C230])" office:value-type="float" office:value="14567.4545454545">
            <text:p>14567.45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3477">
            <text:p>13477</text:p>
          </table:table-cell>
          <table:table-cell office:value-type="float" office:value="14488">
            <text:p>1448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3538">
            <text:p>13538</text:p>
          </table:table-cell>
          <table:table-cell office:value-type="float" office:value="14557">
            <text:p>14557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3587">
            <text:p>13587</text:p>
          </table:table-cell>
          <table:table-cell office:value-type="float" office:value="14628">
            <text:p>1462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3690">
            <text:p>13690</text:p>
          </table:table-cell>
          <table:table-cell office:value-type="float" office:value="14715">
            <text:p>1471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3545">
            <text:p>13545</text:p>
          </table:table-cell>
          <table:table-cell office:value-type="float" office:value="14557">
            <text:p>14557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3512">
            <text:p>13512</text:p>
          </table:table-cell>
          <table:table-cell office:value-type="float" office:value="14596">
            <text:p>1459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3497">
            <text:p>13497</text:p>
          </table:table-cell>
          <table:table-cell office:value-type="float" office:value="14438">
            <text:p>1443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3623">
            <text:p>13623</text:p>
          </table:table-cell>
          <table:table-cell office:value-type="float" office:value="14640">
            <text:p>1464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3563">
            <text:p>13563</text:p>
          </table:table-cell>
          <table:table-cell office:value-type="float" office:value="14503">
            <text:p>1450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3645">
            <text:p>13645</text:p>
          </table:table-cell>
          <table:table-cell office:value-type="float" office:value="14620">
            <text:p>14620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16384">
            <text:p>16384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4365">
            <text:p>14365</text:p>
          </table:table-cell>
          <table:table-cell office:value-type="float" office:value="15383">
            <text:p>15383</text:p>
          </table:table-cell>
          <table:table-cell/>
          <table:table-cell table:style-name="ce1" table:formula="oooc:=AVERAGE([.A236:.A246])" office:value-type="float" office:value="-1">
            <text:p>-1</text:p>
          </table:table-cell>
          <table:table-cell table:style-name="ce1" table:formula="oooc:=AVERAGE([.B236:.B246])" office:value-type="float" office:value="14403.1818181818">
            <text:p>14403.18</text:p>
          </table:table-cell>
          <table:table-cell table:style-name="ce1" table:formula="oooc:=AVERAGE([.C236:.C246])" office:value-type="float" office:value="15398.4545454545">
            <text:p>15398.45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4365">
            <text:p>14365</text:p>
          </table:table-cell>
          <table:table-cell office:value-type="float" office:value="15380">
            <text:p>1538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4388">
            <text:p>14388</text:p>
          </table:table-cell>
          <table:table-cell office:value-type="float" office:value="15440">
            <text:p>1544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4456">
            <text:p>14456</text:p>
          </table:table-cell>
          <table:table-cell office:value-type="float" office:value="15481">
            <text:p>1548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4380">
            <text:p>14380</text:p>
          </table:table-cell>
          <table:table-cell office:value-type="float" office:value="15312">
            <text:p>15312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4409">
            <text:p>14409</text:p>
          </table:table-cell>
          <table:table-cell office:value-type="float" office:value="15345">
            <text:p>1534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4420">
            <text:p>14420</text:p>
          </table:table-cell>
          <table:table-cell office:value-type="float" office:value="15443">
            <text:p>1544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4366">
            <text:p>14366</text:p>
          </table:table-cell>
          <table:table-cell office:value-type="float" office:value="15384">
            <text:p>15384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4392">
            <text:p>14392</text:p>
          </table:table-cell>
          <table:table-cell office:value-type="float" office:value="15329">
            <text:p>15329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4507">
            <text:p>14507</text:p>
          </table:table-cell>
          <table:table-cell office:value-type="float" office:value="15526">
            <text:p>1552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4387">
            <text:p>14387</text:p>
          </table:table-cell>
          <table:table-cell office:value-type="float" office:value="15360">
            <text:p>1536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17408">
            <text:p>17408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5268">
            <text:p>15268</text:p>
          </table:table-cell>
          <table:table-cell office:value-type="float" office:value="16301">
            <text:p>16301</text:p>
          </table:table-cell>
          <table:table-cell/>
          <table:table-cell table:style-name="ce1" table:formula="oooc:=AVERAGE([.A251:.A261])" office:value-type="float" office:value="-1">
            <text:p>-1</text:p>
          </table:table-cell>
          <table:table-cell table:style-name="ce1" table:formula="oooc:=AVERAGE([.B251:.B261])" office:value-type="float" office:value="15296.5454545455">
            <text:p>15296.55</text:p>
          </table:table-cell>
          <table:table-cell table:style-name="ce1" table:formula="oooc:=AVERAGE([.C251:.C261])" office:value-type="float" office:value="16286">
            <text:p>16286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5289">
            <text:p>15289</text:p>
          </table:table-cell>
          <table:table-cell office:value-type="float" office:value="16227">
            <text:p>16227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5287">
            <text:p>15287</text:p>
          </table:table-cell>
          <table:table-cell office:value-type="float" office:value="16292">
            <text:p>16292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5374">
            <text:p>15374</text:p>
          </table:table-cell>
          <table:table-cell office:value-type="float" office:value="16298">
            <text:p>1629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5392">
            <text:p>15392</text:p>
          </table:table-cell>
          <table:table-cell office:value-type="float" office:value="16417">
            <text:p>16417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5319">
            <text:p>15319</text:p>
          </table:table-cell>
          <table:table-cell office:value-type="float" office:value="16328">
            <text:p>1632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5297">
            <text:p>15297</text:p>
          </table:table-cell>
          <table:table-cell office:value-type="float" office:value="16313">
            <text:p>1631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5271">
            <text:p>15271</text:p>
          </table:table-cell>
          <table:table-cell office:value-type="float" office:value="16310">
            <text:p>1631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5332">
            <text:p>15332</text:p>
          </table:table-cell>
          <table:table-cell office:value-type="float" office:value="16273">
            <text:p>1627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5256">
            <text:p>15256</text:p>
          </table:table-cell>
          <table:table-cell office:value-type="float" office:value="16269">
            <text:p>16269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5177">
            <text:p>15177</text:p>
          </table:table-cell>
          <table:table-cell office:value-type="float" office:value="16118">
            <text:p>16118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18432">
            <text:p>18432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6101">
            <text:p>16101</text:p>
          </table:table-cell>
          <table:table-cell office:value-type="float" office:value="17131">
            <text:p>17131</text:p>
          </table:table-cell>
          <table:table-cell/>
          <table:table-cell table:style-name="ce1" table:formula="oooc:=AVERAGE([.A266:.A276])" office:value-type="float" office:value="-1">
            <text:p>-1</text:p>
          </table:table-cell>
          <table:table-cell table:style-name="ce1" table:formula="oooc:=AVERAGE([.B266:.B276])" office:value-type="float" office:value="16104.6363636364">
            <text:p>16104.64</text:p>
          </table:table-cell>
          <table:table-cell table:style-name="ce1" table:formula="oooc:=AVERAGE([.C266:.C276])" office:value-type="float" office:value="17094.3636363636">
            <text:p>17094.36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6128">
            <text:p>16128</text:p>
          </table:table-cell>
          <table:table-cell office:value-type="float" office:value="17143">
            <text:p>1714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6052">
            <text:p>16052</text:p>
          </table:table-cell>
          <table:table-cell office:value-type="float" office:value="17070">
            <text:p>1707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6078">
            <text:p>16078</text:p>
          </table:table-cell>
          <table:table-cell office:value-type="float" office:value="17086">
            <text:p>1708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6022">
            <text:p>16022</text:p>
          </table:table-cell>
          <table:table-cell office:value-type="float" office:value="17038">
            <text:p>1703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6188">
            <text:p>16188</text:p>
          </table:table-cell>
          <table:table-cell office:value-type="float" office:value="17124">
            <text:p>17124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6226">
            <text:p>16226</text:p>
          </table:table-cell>
          <table:table-cell office:value-type="float" office:value="17311">
            <text:p>1731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6081">
            <text:p>16081</text:p>
          </table:table-cell>
          <table:table-cell office:value-type="float" office:value="17048">
            <text:p>1704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6091">
            <text:p>16091</text:p>
          </table:table-cell>
          <table:table-cell office:value-type="float" office:value="17027">
            <text:p>17027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6081">
            <text:p>16081</text:p>
          </table:table-cell>
          <table:table-cell office:value-type="float" office:value="17023">
            <text:p>1702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6103">
            <text:p>16103</text:p>
          </table:table-cell>
          <table:table-cell office:value-type="float" office:value="17037">
            <text:p>17037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19456">
            <text:p>19456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6955">
            <text:p>16955</text:p>
          </table:table-cell>
          <table:table-cell office:value-type="float" office:value="17960">
            <text:p>17960</text:p>
          </table:table-cell>
          <table:table-cell/>
          <table:table-cell table:style-name="ce1" table:formula="oooc:=AVERAGE([.A281:.A291])" office:value-type="float" office:value="-1">
            <text:p>-1</text:p>
          </table:table-cell>
          <table:table-cell table:style-name="ce1" table:formula="oooc:=AVERAGE([.B281:.B291])" office:value-type="float" office:value="17137.6363636364">
            <text:p>17137.64</text:p>
          </table:table-cell>
          <table:table-cell table:style-name="ce1" table:formula="oooc:=AVERAGE([.C281:.C291])" office:value-type="float" office:value="18129.5454545455">
            <text:p>18129.55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6981">
            <text:p>16981</text:p>
          </table:table-cell>
          <table:table-cell office:value-type="float" office:value="17996">
            <text:p>1799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7241">
            <text:p>17241</text:p>
          </table:table-cell>
          <table:table-cell office:value-type="float" office:value="18253">
            <text:p>1825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7237">
            <text:p>17237</text:p>
          </table:table-cell>
          <table:table-cell office:value-type="float" office:value="18250">
            <text:p>1825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7180">
            <text:p>17180</text:p>
          </table:table-cell>
          <table:table-cell office:value-type="float" office:value="18188">
            <text:p>1818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7136">
            <text:p>17136</text:p>
          </table:table-cell>
          <table:table-cell office:value-type="float" office:value="18169">
            <text:p>18169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7105">
            <text:p>17105</text:p>
          </table:table-cell>
          <table:table-cell office:value-type="float" office:value="18048">
            <text:p>1804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7093">
            <text:p>17093</text:p>
          </table:table-cell>
          <table:table-cell office:value-type="float" office:value="18105">
            <text:p>1810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7292">
            <text:p>17292</text:p>
          </table:table-cell>
          <table:table-cell office:value-type="float" office:value="18304">
            <text:p>18304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7084">
            <text:p>17084</text:p>
          </table:table-cell>
          <table:table-cell office:value-type="float" office:value="18011">
            <text:p>1801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7210">
            <text:p>17210</text:p>
          </table:table-cell>
          <table:table-cell office:value-type="float" office:value="18141">
            <text:p>1814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512000">
            <text:p>512000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42770">
            <text:p>442770</text:p>
          </table:table-cell>
          <table:table-cell office:value-type="float" office:value="444564">
            <text:p>444564</text:p>
          </table:table-cell>
          <table:table-cell/>
          <table:table-cell table:style-name="ce1" table:formula="oooc:=AVERAGE([.A296:.A306])" office:value-type="float" office:value="-1">
            <text:p>-1</text:p>
          </table:table-cell>
          <table:table-cell table:style-name="ce1" table:formula="oooc:=AVERAGE([.B296:.B306])" office:value-type="float" office:value="442315.090909091">
            <text:p>442315.09</text:p>
          </table:table-cell>
          <table:table-cell table:style-name="ce1" table:formula="oooc:=AVERAGE([.C296:.C308])" office:value-type="float" office:value="444511.615384615">
            <text:p>444511.62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42921">
            <text:p>442921</text:p>
          </table:table-cell>
          <table:table-cell office:value-type="float" office:value="445647">
            <text:p>445647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45038">
            <text:p>445038</text:p>
          </table:table-cell>
          <table:table-cell office:value-type="float" office:value="448973">
            <text:p>44897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41814">
            <text:p>441814</text:p>
          </table:table-cell>
          <table:table-cell office:value-type="float" office:value="444934">
            <text:p>444934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42046">
            <text:p>442046</text:p>
          </table:table-cell>
          <table:table-cell office:value-type="float" office:value="445034">
            <text:p>445034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41973">
            <text:p>441973</text:p>
          </table:table-cell>
          <table:table-cell office:value-type="float" office:value="444926">
            <text:p>44492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43798">
            <text:p>443798</text:p>
          </table:table-cell>
          <table:table-cell office:value-type="float" office:value="446968">
            <text:p>44696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42258">
            <text:p>442258</text:p>
          </table:table-cell>
          <table:table-cell office:value-type="float" office:value="445528">
            <text:p>44552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41345">
            <text:p>441345</text:p>
          </table:table-cell>
          <table:table-cell office:value-type="float" office:value="443932">
            <text:p>443932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40805">
            <text:p>440805</text:p>
          </table:table-cell>
          <table:table-cell office:value-type="float" office:value="441837">
            <text:p>441837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40698">
            <text:p>440698</text:p>
          </table:table-cell>
          <table:table-cell office:value-type="float" office:value="441708">
            <text:p>44170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41925">
            <text:p>441925</text:p>
          </table:table-cell>
          <table:table-cell office:value-type="float" office:value="442952">
            <text:p>442952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40637">
            <text:p>440637</text:p>
          </table:table-cell>
          <table:table-cell office:value-type="float" office:value="441648">
            <text:p>441648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614400">
            <text:p>614400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29334">
            <text:p>529334</text:p>
          </table:table-cell>
          <table:table-cell office:value-type="float" office:value="530360">
            <text:p>530360</text:p>
          </table:table-cell>
          <table:table-cell/>
          <table:table-cell table:style-name="ce1" table:formula="oooc:=AVERAGE([.A313:.A323])" office:value-type="float" office:value="-1">
            <text:p>-1</text:p>
          </table:table-cell>
          <table:table-cell table:style-name="ce1" table:formula="oooc:=AVERAGE([.B313:.B323])" office:value-type="float" office:value="527493.090909091">
            <text:p>527493.09</text:p>
          </table:table-cell>
          <table:table-cell table:style-name="ce1" table:formula="oooc:=AVERAGE([.C313:.C323])" office:value-type="float" office:value="530557">
            <text:p>530557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28608">
            <text:p>528608</text:p>
          </table:table-cell>
          <table:table-cell office:value-type="float" office:value="533954">
            <text:p>533954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29108">
            <text:p>529108</text:p>
          </table:table-cell>
          <table:table-cell office:value-type="float" office:value="531954">
            <text:p>531954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25934">
            <text:p>525934</text:p>
          </table:table-cell>
          <table:table-cell office:value-type="float" office:value="529003">
            <text:p>52900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27164">
            <text:p>527164</text:p>
          </table:table-cell>
          <table:table-cell office:value-type="float" office:value="530608">
            <text:p>53060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27538">
            <text:p>527538</text:p>
          </table:table-cell>
          <table:table-cell office:value-type="float" office:value="530483">
            <text:p>53048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27338">
            <text:p>527338</text:p>
          </table:table-cell>
          <table:table-cell office:value-type="float" office:value="530408">
            <text:p>53040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26232">
            <text:p>526232</text:p>
          </table:table-cell>
          <table:table-cell office:value-type="float" office:value="529145">
            <text:p>52914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26341">
            <text:p>526341</text:p>
          </table:table-cell>
          <table:table-cell office:value-type="float" office:value="529270">
            <text:p>52927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27696">
            <text:p>527696</text:p>
          </table:table-cell>
          <table:table-cell office:value-type="float" office:value="530650">
            <text:p>53065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27131">
            <text:p>527131</text:p>
          </table:table-cell>
          <table:table-cell office:value-type="float" office:value="530292">
            <text:p>530292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716800">
            <text:p>716800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14723">
            <text:p>614723</text:p>
          </table:table-cell>
          <table:table-cell office:value-type="float" office:value="618133">
            <text:p>618133</text:p>
          </table:table-cell>
          <table:table-cell/>
          <table:table-cell table:style-name="ce1" table:formula="oooc:=AVERAGE([.A328:.A338])" office:value-type="float" office:value="-1">
            <text:p>-1</text:p>
          </table:table-cell>
          <table:table-cell table:style-name="ce1" table:formula="oooc:=AVERAGE([.B328:.B338])" office:value-type="float" office:value="614740.909090909">
            <text:p>614740.91</text:p>
          </table:table-cell>
          <table:table-cell table:style-name="ce1" table:formula="oooc:=AVERAGE([.C328:.C338])" office:value-type="float" office:value="617921.545454545">
            <text:p>617921.55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16867">
            <text:p>616867</text:p>
          </table:table-cell>
          <table:table-cell office:value-type="float" office:value="619886">
            <text:p>61988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15119">
            <text:p>615119</text:p>
          </table:table-cell>
          <table:table-cell office:value-type="float" office:value="618030">
            <text:p>618030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13941">
            <text:p>613941</text:p>
          </table:table-cell>
          <table:table-cell office:value-type="float" office:value="618963">
            <text:p>61896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14781">
            <text:p>614781</text:p>
          </table:table-cell>
          <table:table-cell office:value-type="float" office:value="617676">
            <text:p>61767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13685">
            <text:p>613685</text:p>
          </table:table-cell>
          <table:table-cell office:value-type="float" office:value="616622">
            <text:p>616622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14050">
            <text:p>614050</text:p>
          </table:table-cell>
          <table:table-cell office:value-type="float" office:value="617029">
            <text:p>617029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15413">
            <text:p>615413</text:p>
          </table:table-cell>
          <table:table-cell office:value-type="float" office:value="618333">
            <text:p>61833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13784">
            <text:p>613784</text:p>
          </table:table-cell>
          <table:table-cell office:value-type="float" office:value="616696">
            <text:p>61669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15820">
            <text:p>615820</text:p>
          </table:table-cell>
          <table:table-cell office:value-type="float" office:value="618799">
            <text:p>618799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613967">
            <text:p>613967</text:p>
          </table:table-cell>
          <table:table-cell office:value-type="float" office:value="616970">
            <text:p>61697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819200">
            <text:p>819200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02016">
            <text:p>702016</text:p>
          </table:table-cell>
          <table:table-cell office:value-type="float" office:value="704945">
            <text:p>704945</text:p>
          </table:table-cell>
          <table:table-cell/>
          <table:table-cell table:style-name="ce1" table:formula="oooc:=AVERAGE([.A343:.A353])" office:value-type="float" office:value="-1">
            <text:p>-1</text:p>
          </table:table-cell>
          <table:table-cell table:style-name="ce1" table:formula="oooc:=AVERAGE([.B343:.B353])" office:value-type="float" office:value="702159.818181818">
            <text:p>702159.82</text:p>
          </table:table-cell>
          <table:table-cell table:style-name="ce1" table:formula="oooc:=AVERAGE([.C343:.C353])" office:value-type="float" office:value="705128.272727273">
            <text:p>705128.27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01867">
            <text:p>701867</text:p>
          </table:table-cell>
          <table:table-cell office:value-type="float" office:value="704879">
            <text:p>704879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00912">
            <text:p>700912</text:p>
          </table:table-cell>
          <table:table-cell office:value-type="float" office:value="703907">
            <text:p>703907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02298">
            <text:p>702298</text:p>
          </table:table-cell>
          <table:table-cell office:value-type="float" office:value="705376">
            <text:p>70537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04136">
            <text:p>704136</text:p>
          </table:table-cell>
          <table:table-cell office:value-type="float" office:value="706973">
            <text:p>70697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01328">
            <text:p>701328</text:p>
          </table:table-cell>
          <table:table-cell office:value-type="float" office:value="704339">
            <text:p>704339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02092">
            <text:p>702092</text:p>
          </table:table-cell>
          <table:table-cell office:value-type="float" office:value="705195">
            <text:p>70519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01668">
            <text:p>701668</text:p>
          </table:table-cell>
          <table:table-cell office:value-type="float" office:value="704563">
            <text:p>70456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01452">
            <text:p>701452</text:p>
          </table:table-cell>
          <table:table-cell office:value-type="float" office:value="704338">
            <text:p>70433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03248">
            <text:p>703248</text:p>
          </table:table-cell>
          <table:table-cell office:value-type="float" office:value="706268">
            <text:p>70626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02741">
            <text:p>702741</text:p>
          </table:table-cell>
          <table:table-cell office:value-type="float" office:value="705628">
            <text:p>705628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921600">
            <text:p>921600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88879">
            <text:p>788879</text:p>
          </table:table-cell>
          <table:table-cell office:value-type="float" office:value="791824">
            <text:p>791824</text:p>
          </table:table-cell>
          <table:table-cell/>
          <table:table-cell table:style-name="ce1" table:formula="oooc:=AVERAGE([.A360:.A370])" office:value-type="float" office:value="-1">
            <text:p>-1</text:p>
          </table:table-cell>
          <table:table-cell table:style-name="ce1" table:formula="oooc:=AVERAGE([.B360:.B370])" office:value-type="float" office:value="790096.363636364">
            <text:p>790096.36</text:p>
          </table:table-cell>
          <table:table-cell table:style-name="ce1" table:formula="oooc:=AVERAGE([.C360:.C370])" office:value-type="float" office:value="793035.636363636">
            <text:p>793035.64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90341">
            <text:p>790341</text:p>
          </table:table-cell>
          <table:table-cell office:value-type="float" office:value="793403">
            <text:p>79340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89053">
            <text:p>789053</text:p>
          </table:table-cell>
          <table:table-cell office:value-type="float" office:value="792015">
            <text:p>79201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91147">
            <text:p>791147</text:p>
          </table:table-cell>
          <table:table-cell office:value-type="float" office:value="794001">
            <text:p>79400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89478">
            <text:p>789478</text:p>
          </table:table-cell>
          <table:table-cell office:value-type="float" office:value="792415">
            <text:p>79241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90586">
            <text:p>790586</text:p>
          </table:table-cell>
          <table:table-cell office:value-type="float" office:value="793448">
            <text:p>79344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90748">
            <text:p>790748</text:p>
          </table:table-cell>
          <table:table-cell office:value-type="float" office:value="793585">
            <text:p>793585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91272">
            <text:p>791272</text:p>
          </table:table-cell>
          <table:table-cell office:value-type="float" office:value="794184">
            <text:p>794184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90376">
            <text:p>790376</text:p>
          </table:table-cell>
          <table:table-cell office:value-type="float" office:value="793429">
            <text:p>793429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90242">
            <text:p>790242</text:p>
          </table:table-cell>
          <table:table-cell office:value-type="float" office:value="793171">
            <text:p>79317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88938">
            <text:p>788938</text:p>
          </table:table-cell>
          <table:table-cell office:value-type="float" office:value="791917">
            <text:p>791917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>
            <text:p>Size</text:p>
          </table:table-cell>
          <table:table-cell office:value-type="float" office:value="1024000">
            <text:p>1024000</text:p>
          </table:table-cell>
          <table:table-cell table:number-columns-repeated="5"/>
        </table:table-row>
        <table:table-row table:style-name="ro1"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  <table:table-cell/>
          <table:table-cell office:value-type="string">
            <text:p>ProduceTime</text:p>
          </table:table-cell>
          <table:table-cell office:value-type="string">
            <text:p>ConsumeTime</text:p>
          </table:table-cell>
          <table:table-cell office:value-type="string">
            <text:p>TotalTim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78897">
            <text:p>878897</text:p>
          </table:table-cell>
          <table:table-cell office:value-type="float" office:value="881808">
            <text:p>881808</text:p>
          </table:table-cell>
          <table:table-cell/>
          <table:table-cell table:style-name="ce1" table:formula="oooc:=AVERAGE([.A378:.A388])" office:value-type="float" office:value="-1">
            <text:p>-1</text:p>
          </table:table-cell>
          <table:table-cell table:style-name="ce1" table:formula="oooc:=AVERAGE([.B378:.B388])" office:value-type="float" office:value="875694.363636364">
            <text:p>875694.36</text:p>
          </table:table-cell>
          <table:table-cell table:style-name="ce1" table:formula="oooc:=AVERAGE([.C378:.C388])" office:value-type="float" office:value="878655.363636364">
            <text:p>878655.36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77519">
            <text:p>877519</text:p>
          </table:table-cell>
          <table:table-cell office:value-type="float" office:value="880547">
            <text:p>880547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77693">
            <text:p>877693</text:p>
          </table:table-cell>
          <table:table-cell office:value-type="float" office:value="880589">
            <text:p>880589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77261">
            <text:p>877261</text:p>
          </table:table-cell>
          <table:table-cell office:value-type="float" office:value="880298">
            <text:p>880298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73672">
            <text:p>873672</text:p>
          </table:table-cell>
          <table:table-cell office:value-type="float" office:value="876741">
            <text:p>87674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75358">
            <text:p>875358</text:p>
          </table:table-cell>
          <table:table-cell office:value-type="float" office:value="878286">
            <text:p>87828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73504">
            <text:p>873504</text:p>
          </table:table-cell>
          <table:table-cell office:value-type="float" office:value="876383">
            <text:p>876383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75423">
            <text:p>875423</text:p>
          </table:table-cell>
          <table:table-cell office:value-type="float" office:value="878434">
            <text:p>878434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75055">
            <text:p>875055</text:p>
          </table:table-cell>
          <table:table-cell office:value-type="float" office:value="878001">
            <text:p>878001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74032">
            <text:p>874032</text:p>
          </table:table-cell>
          <table:table-cell office:value-type="float" office:value="876986">
            <text:p>876986</text:p>
          </table:table-cell>
          <table:table-cell table:number-columns-repeated="4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74224">
            <text:p>874224</text:p>
          </table:table-cell>
          <table:table-cell office:value-type="float" office:value="877136">
            <text:p>877136</text:p>
          </table:table-cell>
          <table:table-cell table:number-columns-repeated="4"/>
        </table:table-row>
      </table:table>
      <table:table table:name="all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>
            <text:p>Size(KB)</text:p>
          </table:table-cell>
          <table:table-cell office:value-type="string">
            <text:p>Size(MB)</text:p>
          </table:table-cell>
          <table:table-cell office:value-type="string">
            <text:p>Soap</text:p>
          </table:table-cell>
          <table:table-cell office:value-type="string">
            <text:p>proxy Ref/Obj</text:p>
          </table:table-cell>
          <table:table-cell office:value-type="string">
            <text:p>proxy Obj</text:p>
          </table:table-cell>
          <table:table-cell office:value-type="string">
            <text:p>proxy Ref/File</text:p>
          </table:table-cell>
          <table:table-cell office:value-type="string">
            <text:p>Stream</text:p>
          </table:table-cell>
          <table:table-cell>
            <draw:frame table:end-cell-address="all.Q32" table:end-x="0.1756in" table:end-y="0.0311in" draw:z-index="0" draw:style-name="gr1" svg:width="7.3106in" svg:height="5.1402in" svg:x="0.8665in" svg:y="0.0811in">
              <draw:object draw:notify-on-update-of-ranges="all.B2:all.B6 all.C1:all.C1 all.C2:all.C6 all.D1:all.D1 all.D2:all.D6 all.E1:all.E1 all.E2:all.E6 all.F1:all.F1 all.F2:all.F6 all.G1:all.G1 all.G2:all.G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ooc:=[.A2]/1024" office:value-type="float" office:value="1">
            <text:p>1</text:p>
          </table:table-cell>
          <table:table-cell office:value-type="float" office:value="3036.1">
            <text:p>3036.1</text:p>
          </table:table-cell>
          <table:table-cell office:value-type="float" office:value="4062.27">
            <text:p>4062.27</text:p>
          </table:table-cell>
          <table:table-cell office:value-type="float" office:value="3352.45">
            <text:p>3352.45</text:p>
          </table:table-cell>
          <table:table-cell office:value-type="float" office:value="3577.82">
            <text:p>3577.82</text:p>
          </table:table-cell>
          <table:table-cell office:value-type="float" office:value="2784.91">
            <text:p>2784.91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table:formula="oooc:=[.A3]/1024" office:value-type="float" office:value="2">
            <text:p>2</text:p>
          </table:table-cell>
          <table:table-cell office:value-type="float" office:value="4545.36">
            <text:p>4545.36</text:p>
          </table:table-cell>
          <table:table-cell office:value-type="float" office:value="5365.82">
            <text:p>5365.82</text:p>
          </table:table-cell>
          <table:table-cell office:value-type="float" office:value="4627.64">
            <text:p>4627.64</text:p>
          </table:table-cell>
          <table:table-cell office:value-type="float" office:value="4599.91">
            <text:p>4599.91</text:p>
          </table:table-cell>
          <table:table-cell office:value-type="float" office:value="3472.36">
            <text:p>3472.36</text:p>
          </table:table-cell>
          <table:table-cell/>
        </table:table-row>
        <table:table-row table:style-name="ro1">
          <table:table-cell office:value-type="float" office:value="3072">
            <text:p>3072</text:p>
          </table:table-cell>
          <table:table-cell table:formula="oooc:=[.A4]/1024" office:value-type="float" office:value="3">
            <text:p>3</text:p>
          </table:table-cell>
          <table:table-cell/>
          <table:table-cell office:value-type="float" office:value="6699.64">
            <text:p>6699.64</text:p>
          </table:table-cell>
          <table:table-cell office:value-type="float" office:value="6010.73">
            <text:p>6010.73</text:p>
          </table:table-cell>
          <table:table-cell office:value-type="float" office:value="5846.36">
            <text:p>5846.36</text:p>
          </table:table-cell>
          <table:table-cell office:value-type="float" office:value="4166.36">
            <text:p>4166.36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table:formula="oooc:=[.A5]/1024" office:value-type="float" office:value="4">
            <text:p>4</text:p>
          </table:table-cell>
          <table:table-cell table:number-columns-repeated="2"/>
          <table:table-cell office:value-type="float" office:value="8106.82">
            <text:p>8106.82</text:p>
          </table:table-cell>
          <table:table-cell office:value-type="float" office:value="7406.45">
            <text:p>7406.45</text:p>
          </table:table-cell>
          <table:table-cell office:value-type="float" office:value="5005.91">
            <text:p>5005.91</text:p>
          </table:table-cell>
          <table:table-cell/>
        </table:table-row>
        <table:table-row table:style-name="ro1">
          <table:table-cell office:value-type="float" office:value="5120">
            <text:p>5120</text:p>
          </table:table-cell>
          <table:table-cell table:formula="oooc:=[.A6]/1024" office:value-type="float" office:value="5">
            <text:p>5</text:p>
          </table:table-cell>
          <table:table-cell table:number-columns-repeated="2"/>
          <table:table-cell office:value-type="float" office:value="8607.7">
            <text:p>8607.7</text:p>
          </table:table-cell>
          <table:table-cell office:value-type="float" office:value="7613.09">
            <text:p>7613.09</text:p>
          </table:table-cell>
          <table:table-cell table:style-name="ce1" office:value-type="float" office:value="5866.91">
            <text:p>5866.91</text:p>
          </table:table-cell>
          <table:table-cell/>
        </table:table-row>
        <table:table-row table:style-name="ro1">
          <table:table-cell office:value-type="float" office:value="6144">
            <text:p>6144</text:p>
          </table:table-cell>
          <table:table-cell table:formula="oooc:=[.A7]/1024" office:value-type="float" office:value="6">
            <text:p>6</text:p>
          </table:table-cell>
          <table:table-cell table:number-columns-repeated="3"/>
          <table:table-cell office:value-type="float" office:value="9682.27">
            <text:p>9682.27</text:p>
          </table:table-cell>
          <table:table-cell office:value-type="float" office:value="6756">
            <text:p>6756</text:p>
          </table:table-cell>
          <table:table-cell/>
        </table:table-row>
        <table:table-row table:style-name="ro1">
          <table:table-cell office:value-type="float" office:value="7168">
            <text:p>7168</text:p>
          </table:table-cell>
          <table:table-cell table:formula="oooc:=[.A8]/1024" office:value-type="float" office:value="7">
            <text:p>7</text:p>
          </table:table-cell>
          <table:table-cell table:number-columns-repeated="3"/>
          <table:table-cell office:value-type="float" office:value="9912.82">
            <text:p>9912.82</text:p>
          </table:table-cell>
          <table:table-cell office:value-type="float" office:value="7598.45">
            <text:p>7598.45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table:formula="oooc:=[.A9]/1024" office:value-type="float" office:value="8">
            <text:p>8</text:p>
          </table:table-cell>
          <table:table-cell table:number-columns-repeated="3"/>
          <table:table-cell office:value-type="float" office:value="12412.18">
            <text:p>12412.18</text:p>
          </table:table-cell>
          <table:table-cell office:value-type="float" office:value="8446.91">
            <text:p>8446.91</text:p>
          </table:table-cell>
          <table:table-cell/>
        </table:table-row>
        <table:table-row table:style-name="ro1">
          <table:table-cell office:value-type="float" office:value="9216">
            <text:p>9216</text:p>
          </table:table-cell>
          <table:table-cell table:formula="oooc:=[.A10]/1024" office:value-type="float" office:value="9">
            <text:p>9</text:p>
          </table:table-cell>
          <table:table-cell table:number-columns-repeated="3"/>
          <table:table-cell office:value-type="float" office:value="12661.55">
            <text:p>12661.55</text:p>
          </table:table-cell>
          <table:table-cell office:value-type="float" office:value="9413.18">
            <text:p>9413.18</text:p>
          </table:table-cell>
          <table:table-cell/>
        </table:table-row>
        <table:table-row table:style-name="ro1">
          <table:table-cell office:value-type="float" office:value="10240">
            <text:p>10240</text:p>
          </table:table-cell>
          <table:table-cell table:formula="oooc:=[.A11]/1024" office:value-type="float" office:value="10">
            <text:p>10</text:p>
          </table:table-cell>
          <table:table-cell table:number-columns-repeated="3"/>
          <table:table-cell office:value-type="float" office:value="14125.73">
            <text:p>14125.73</text:p>
          </table:table-cell>
          <table:table-cell office:value-type="float" office:value="10386.09">
            <text:p>10386.09</text:p>
          </table:table-cell>
          <table:table-cell/>
        </table:table-row>
        <table:table-row table:style-name="ro1">
          <table:table-cell office:value-type="float" office:value="11264">
            <text:p>11264</text:p>
          </table:table-cell>
          <table:table-cell table:formula="oooc:=[.A12]/1024" office:value-type="float" office:value="11">
            <text:p>11</text:p>
          </table:table-cell>
          <table:table-cell table:number-columns-repeated="3"/>
          <table:table-cell office:value-type="float" office:value="15430.45">
            <text:p>15430.45</text:p>
          </table:table-cell>
          <table:table-cell office:value-type="float" office:value="11201.45">
            <text:p>11201.45</text:p>
          </table:table-cell>
          <table:table-cell/>
        </table:table-row>
        <table:table-row table:style-name="ro1">
          <table:table-cell office:value-type="float" office:value="12288">
            <text:p>12288</text:p>
          </table:table-cell>
          <table:table-cell table:formula="oooc:=[.A13]/1024" office:value-type="float" office:value="12">
            <text:p>12</text:p>
          </table:table-cell>
          <table:table-cell table:number-columns-repeated="3"/>
          <table:table-cell office:value-type="float" office:value="15668.73">
            <text:p>15668.73</text:p>
          </table:table-cell>
          <table:table-cell office:value-type="float" office:value="12090.09">
            <text:p>12090.09</text:p>
          </table:table-cell>
          <table:table-cell/>
        </table:table-row>
        <table:table-row table:style-name="ro1">
          <table:table-cell office:value-type="float" office:value="13312">
            <text:p>13312</text:p>
          </table:table-cell>
          <table:table-cell table:formula="oooc:=[.A14]/1024" office:value-type="float" office:value="13">
            <text:p>13</text:p>
          </table:table-cell>
          <table:table-cell table:number-columns-repeated="3"/>
          <table:table-cell office:value-type="float" office:value="18371.91">
            <text:p>18371.91</text:p>
          </table:table-cell>
          <table:table-cell office:value-type="float" office:value="12906.64">
            <text:p>12906.64</text:p>
          </table:table-cell>
          <table:table-cell/>
        </table:table-row>
        <table:table-row table:style-name="ro1">
          <table:table-cell office:value-type="float" office:value="14336">
            <text:p>14336</text:p>
          </table:table-cell>
          <table:table-cell table:formula="oooc:=[.A15]/1024" office:value-type="float" office:value="14">
            <text:p>14</text:p>
          </table:table-cell>
          <table:table-cell table:number-columns-repeated="3"/>
          <table:table-cell office:value-type="float" office:value="18892">
            <text:p>18892</text:p>
          </table:table-cell>
          <table:table-cell office:value-type="float" office:value="13648.36">
            <text:p>13648.36</text:p>
          </table:table-cell>
          <table:table-cell/>
        </table:table-row>
        <table:table-row table:style-name="ro1">
          <table:table-cell office:value-type="float" office:value="15360">
            <text:p>15360</text:p>
          </table:table-cell>
          <table:table-cell table:formula="oooc:=[.A16]/1024" office:value-type="float" office:value="15">
            <text:p>15</text:p>
          </table:table-cell>
          <table:table-cell table:number-columns-repeated="3"/>
          <table:table-cell office:value-type="float" office:value="19109.91">
            <text:p>19109.91</text:p>
          </table:table-cell>
          <table:table-cell office:value-type="float" office:value="14567.45">
            <text:p>14567.45</text:p>
          </table:table-cell>
          <table:table-cell/>
        </table:table-row>
        <table:table-row table:style-name="ro1">
          <table:table-cell office:value-type="float" office:value="16384">
            <text:p>16384</text:p>
          </table:table-cell>
          <table:table-cell table:formula="oooc:=[.A17]/1024" office:value-type="float" office:value="16">
            <text:p>16</text:p>
          </table:table-cell>
          <table:table-cell table:number-columns-repeated="3"/>
          <table:table-cell office:value-type="float" office:value="19319.64">
            <text:p>19319.64</text:p>
          </table:table-cell>
          <table:table-cell office:value-type="float" office:value="15398.45">
            <text:p>15398.45</text:p>
          </table:table-cell>
          <table:table-cell/>
        </table:table-row>
        <table:table-row table:style-name="ro1">
          <table:table-cell office:value-type="float" office:value="17408">
            <text:p>17408</text:p>
          </table:table-cell>
          <table:table-cell table:formula="oooc:=[.A18]/1024" office:value-type="float" office:value="17">
            <text:p>17</text:p>
          </table:table-cell>
          <table:table-cell table:number-columns-repeated="3"/>
          <table:table-cell office:value-type="float" office:value="22635.91">
            <text:p>22635.91</text:p>
          </table:table-cell>
          <table:table-cell office:value-type="float" office:value="16286">
            <text:p>16286</text:p>
          </table:table-cell>
          <table:table-cell/>
        </table:table-row>
        <table:table-row table:style-name="ro1">
          <table:table-cell office:value-type="float" office:value="18432">
            <text:p>18432</text:p>
          </table:table-cell>
          <table:table-cell table:formula="oooc:=[.A19]/1024" office:value-type="float" office:value="18">
            <text:p>18</text:p>
          </table:table-cell>
          <table:table-cell table:number-columns-repeated="3"/>
          <table:table-cell office:value-type="float" office:value="22734.73">
            <text:p>22734.73</text:p>
          </table:table-cell>
          <table:table-cell office:value-type="float" office:value="17094.36">
            <text:p>17094.36</text:p>
          </table:table-cell>
          <table:table-cell/>
        </table:table-row>
        <table:table-row table:style-name="ro1">
          <table:table-cell office:value-type="float" office:value="19456">
            <text:p>19456</text:p>
          </table:table-cell>
          <table:table-cell table:formula="oooc:=[.A20]/1024" office:value-type="float" office:value="19">
            <text:p>19</text:p>
          </table:table-cell>
          <table:table-cell table:number-columns-repeated="3"/>
          <table:table-cell office:value-type="float" office:value="23168.27">
            <text:p>23168.27</text:p>
          </table:table-cell>
          <table:table-cell office:value-type="float" office:value="18129.55">
            <text:p>18129.55</text:p>
          </table:table-cell>
          <table:table-cell/>
        </table:table-row>
        <table:table-row table:style-name="ro1">
          <table:table-cell office:value-type="float" office:value="512000">
            <text:p>512000</text:p>
          </table:table-cell>
          <table:table-cell table:formula="oooc:=[.A21]/1024" office:value-type="float" office:value="500">
            <text:p>500</text:p>
          </table:table-cell>
          <table:table-cell table:number-columns-repeated="4"/>
          <table:table-cell office:value-type="float" office:value="444511.62">
            <text:p>444511.62</text:p>
          </table:table-cell>
          <table:table-cell/>
        </table:table-row>
        <table:table-row table:style-name="ro1">
          <table:table-cell office:value-type="float" office:value="614400">
            <text:p>614400</text:p>
          </table:table-cell>
          <table:table-cell table:formula="oooc:=[.A22]/1024" office:value-type="float" office:value="600">
            <text:p>600</text:p>
          </table:table-cell>
          <table:table-cell table:number-columns-repeated="4"/>
          <table:table-cell office:value-type="float" office:value="530557">
            <text:p>530557</text:p>
          </table:table-cell>
          <table:table-cell/>
        </table:table-row>
        <table:table-row table:style-name="ro1">
          <table:table-cell office:value-type="float" office:value="716800">
            <text:p>716800</text:p>
          </table:table-cell>
          <table:table-cell table:formula="oooc:=[.A23]/1024" office:value-type="float" office:value="700">
            <text:p>700</text:p>
          </table:table-cell>
          <table:table-cell table:number-columns-repeated="4"/>
          <table:table-cell office:value-type="float" office:value="617921.55">
            <text:p>617921.55</text:p>
          </table:table-cell>
          <table:table-cell/>
        </table:table-row>
        <table:table-row table:style-name="ro1">
          <table:table-cell office:value-type="float" office:value="819200">
            <text:p>819200</text:p>
          </table:table-cell>
          <table:table-cell table:formula="oooc:=[.A24]/1024" office:value-type="float" office:value="800">
            <text:p>800</text:p>
          </table:table-cell>
          <table:table-cell table:number-columns-repeated="4"/>
          <table:table-cell office:value-type="float" office:value="705128.27">
            <text:p>705128.27</text:p>
          </table:table-cell>
          <table:table-cell/>
        </table:table-row>
        <table:table-row table:style-name="ro1">
          <table:table-cell office:value-type="float" office:value="921600">
            <text:p>921600</text:p>
          </table:table-cell>
          <table:table-cell table:formula="oooc:=[.A25]/1024" office:value-type="float" office:value="900">
            <text:p>900</text:p>
          </table:table-cell>
          <table:table-cell table:number-columns-repeated="4"/>
          <table:table-cell office:value-type="float" office:value="793035.64">
            <text:p>793035.64</text:p>
          </table:table-cell>
          <table:table-cell/>
        </table:table-row>
        <table:table-row table:style-name="ro1">
          <table:table-cell office:value-type="float" office:value="1024000">
            <text:p>1024000</text:p>
          </table:table-cell>
          <table:table-cell table:formula="oooc:=[.A26]/1024" office:value-type="float" office:value="1000">
            <text:p>1000</text:p>
          </table:table-cell>
          <table:table-cell table:number-columns-repeated="4"/>
          <table:table-cell office:value-type="float" office:value="878655.36">
            <text:p>878655.36</text:p>
          </table:table-cell>
          <table:table-cell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all.Q65" table:end-x="0.1327in" table:end-y="0.1008in" draw:z-index="1" draw:style-name="gr1" svg:width="7.3098in" svg:height="5.1402in" svg:x="0.8244in" svg:y="0.1512in">
              <draw:object draw:notify-on-update-of-ranges="all.B58:all.B58 all.B59:all.B68 all.C58:all.C58 all.C59:all.C68 all.D58:all.D58 all.D59:all.D6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23">
          <table:table-cell table:number-columns-repeated="8"/>
        </table:table-row>
        <table:table-row table:style-name="ro1">
          <table:table-cell/>
          <table:table-cell office:value-type="string">
            <text:p>Size(MB)</text:p>
          </table:table-cell>
          <table:table-cell office:value-type="string">
            <text:p>proxy Ref/File</text:p>
          </table:table-cell>
          <table:table-cell office:value-type="string">
            <text:p>Stream</text:p>
          </table:table-cell>
          <table:table-cell table:number-columns-repeated="4"/>
        </table:table-row>
        <table:table-row table:style-name="ro1">
          <table:table-cell office:value-type="float" office:value="7168">
            <text:p>7168</text:p>
          </table:table-cell>
          <table:table-cell table:formula="oooc:=[.A59]/1024" office:value-type="float" office:value="7">
            <text:p>7</text:p>
          </table:table-cell>
          <table:table-cell office:value-type="float" office:value="9912.82">
            <text:p>9912.82</text:p>
          </table:table-cell>
          <table:table-cell office:value-type="float" office:value="7598.45">
            <text:p>7598.45</text:p>
          </table:table-cell>
          <table:table-cell table:number-columns-repeated="4"/>
        </table:table-row>
        <table:table-row table:style-name="ro1">
          <table:table-cell office:value-type="float" office:value="9216">
            <text:p>9216</text:p>
          </table:table-cell>
          <table:table-cell table:formula="oooc:=[.A60]/1024" office:value-type="float" office:value="9">
            <text:p>9</text:p>
          </table:table-cell>
          <table:table-cell office:value-type="float" office:value="12661.55">
            <text:p>12661.55</text:p>
          </table:table-cell>
          <table:table-cell office:value-type="float" office:value="9413.18">
            <text:p>9413.18</text:p>
          </table:table-cell>
          <table:table-cell table:number-columns-repeated="4"/>
        </table:table-row>
        <table:table-row table:style-name="ro1">
          <table:table-cell office:value-type="float" office:value="11264">
            <text:p>11264</text:p>
          </table:table-cell>
          <table:table-cell table:formula="oooc:=[.A61]/1024" office:value-type="float" office:value="11">
            <text:p>11</text:p>
          </table:table-cell>
          <table:table-cell office:value-type="float" office:value="15430.45">
            <text:p>15430.45</text:p>
          </table:table-cell>
          <table:table-cell office:value-type="float" office:value="11201.45">
            <text:p>11201.45</text:p>
          </table:table-cell>
          <table:table-cell table:number-columns-repeated="4"/>
        </table:table-row>
        <table:table-row table:style-name="ro1">
          <table:table-cell office:value-type="float" office:value="13312">
            <text:p>13312</text:p>
          </table:table-cell>
          <table:table-cell table:formula="oooc:=[.A62]/1024" office:value-type="float" office:value="13">
            <text:p>13</text:p>
          </table:table-cell>
          <table:table-cell office:value-type="float" office:value="18371.91">
            <text:p>18371.91</text:p>
          </table:table-cell>
          <table:table-cell office:value-type="float" office:value="12906.64">
            <text:p>12906.64</text:p>
          </table:table-cell>
          <table:table-cell table:number-columns-repeated="4"/>
        </table:table-row>
        <table:table-row table:style-name="ro1">
          <table:table-cell office:value-type="float" office:value="15360">
            <text:p>15360</text:p>
          </table:table-cell>
          <table:table-cell table:formula="oooc:=[.A63]/1024" office:value-type="float" office:value="15">
            <text:p>15</text:p>
          </table:table-cell>
          <table:table-cell office:value-type="float" office:value="19109.91">
            <text:p>19109.91</text:p>
          </table:table-cell>
          <table:table-cell office:value-type="float" office:value="14567.45">
            <text:p>14567.45</text:p>
          </table:table-cell>
          <table:table-cell table:number-columns-repeated="4"/>
        </table:table-row>
        <table:table-row table:style-name="ro1">
          <table:table-cell office:value-type="float" office:value="17408">
            <text:p>17408</text:p>
          </table:table-cell>
          <table:table-cell table:formula="oooc:=[.A64]/1024" office:value-type="float" office:value="17">
            <text:p>17</text:p>
          </table:table-cell>
          <table:table-cell office:value-type="float" office:value="22635.91">
            <text:p>22635.91</text:p>
          </table:table-cell>
          <table:table-cell office:value-type="float" office:value="16286">
            <text:p>16286</text:p>
          </table:table-cell>
          <table:table-cell table:number-columns-repeated="4"/>
        </table:table-row>
        <table:table-row table:style-name="ro1">
          <table:table-cell office:value-type="float" office:value="19456">
            <text:p>19456</text:p>
          </table:table-cell>
          <table:table-cell table:formula="oooc:=[.A65]/1024" office:value-type="float" office:value="19">
            <text:p>19</text:p>
          </table:table-cell>
          <table:table-cell office:value-type="float" office:value="23168.27">
            <text:p>23168.27</text:p>
          </table:table-cell>
          <table:table-cell office:value-type="float" office:value="18129.55">
            <text:p>18129.55</text:p>
          </table:table-cell>
          <table:table-cell table:number-columns-repeated="4"/>
        </table:table-row>
        <table:table-row table:style-name="ro1">
          <table:table-cell office:value-type="float" office:value="614400">
            <text:p>614400</text:p>
          </table:table-cell>
          <table:table-cell table:formula="oooc:=[.A66]/1024" office:value-type="float" office:value="600">
            <text:p>600</text:p>
          </table:table-cell>
          <table:table-cell/>
          <table:table-cell office:value-type="float" office:value="530557">
            <text:p>530557</text:p>
          </table:table-cell>
          <table:table-cell table:number-columns-repeated="4"/>
        </table:table-row>
        <table:table-row table:style-name="ro1">
          <table:table-cell office:value-type="float" office:value="819200">
            <text:p>819200</text:p>
          </table:table-cell>
          <table:table-cell table:formula="oooc:=[.A67]/1024" office:value-type="float" office:value="800">
            <text:p>800</text:p>
          </table:table-cell>
          <table:table-cell/>
          <table:table-cell office:value-type="float" office:value="705128.27">
            <text:p>705128.27</text:p>
          </table:table-cell>
          <table:table-cell table:number-columns-repeated="4"/>
        </table:table-row>
        <table:table-row table:style-name="ro1">
          <table:table-cell office:value-type="float" office:value="1024000">
            <text:p>1024000</text:p>
          </table:table-cell>
          <table:table-cell table:formula="oooc:=[.A68]/1024" office:value-type="float" office:value="1000">
            <text:p>1000</text:p>
          </table:table-cell>
          <table:table-cell/>
          <table:table-cell office:value-type="float" office:value="878655.36">
            <text:p>878655.36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9">04/09/2009</text:date>, <text:time>19:3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9-04-02T10:38:19</meta:creation-date>
    <dc:date>2009-04-09T19:30:03</dc:date>
    <meta:editing-cycles>78</meta:editing-cycles>
    <meta:editing-duration>PT9H34M56S</meta:editing-duration>
    <meta:user-defined meta:name="Info 1"/>
    <meta:user-defined meta:name="Info 2"/>
    <meta:user-defined meta:name="Info 3"/>
    <meta:user-defined meta:name="Info 4"/>
    <meta:document-statistic meta:table-count="6" meta:cell-count="25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2" style:family="chart"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8.57cm" svg:height="13.057cm" chart:class="chart:bar" chart:style-name="ch1">
        <chart:legend chart:legend-position="end" svg:x="2cm" svg:y="0.261cm" chart:style-name="ch2"/>
        <chart:plot-area chart:style-name="ch3" table:cell-range-address="all.B2:all.G6 all.C1:all.G6 all.B1:all.B1" chart:data-source-has-labels="both" svg:x="0.541cm" svg:y="0.259cm" svg:width="16.951cm" svg:height="12.21cm">
          <chart:axis chart:dimension="x" chart:name="primary-x" chart:style-name="ch4">
            <chart:title svg:x="8.616cm" svg:y="12.163cm" chart:style-name="ch5">
              <text:p>Size (MB)</text:p>
            </chart:title>
            <chart:categories table:cell-range-address="all.B2:all.B6"/>
          </chart:axis>
          <chart:axis chart:dimension="y" chart:name="primary-y" chart:style-name="ch6">
            <chart:title svg:x="0.371cm" svg:y="6.99cm" chart:style-name="ch7">
              <text:p>Time (msec)</text:p>
            </chart:title>
            <chart:grid chart:style-name="ch8" chart:class="major"/>
          </chart:axis>
          <chart:series chart:style-name="ch9" chart:values-cell-range-address="all.C2:all.C6" chart:label-cell-address="all.C1:all.C1" chart:class="chart:bar">
            <chart:data-point chart:repeated="5"/>
          </chart:series>
          <chart:series chart:style-name="ch10" chart:values-cell-range-address="all.D2:all.D6" chart:label-cell-address="all.D1:all.D1" chart:class="chart:bar">
            <chart:data-point chart:repeated="5"/>
          </chart:series>
          <chart:series chart:style-name="ch11" chart:values-cell-range-address="all.E2:all.E6" chart:label-cell-address="all.E1:all.E1" chart:class="chart:bar">
            <chart:data-point chart:repeated="5"/>
          </chart:series>
          <chart:series chart:style-name="ch12" chart:values-cell-range-address="all.F2:all.F6" chart:label-cell-address="all.F1:all.F1" chart:class="chart:bar">
            <chart:data-point chart:repeated="5"/>
          </chart:series>
          <chart:series chart:style-name="ch13" chart:values-cell-range-address="all.G2:all.G6" chart:label-cell-address="all.G1:all.G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ap</text:p>
              </table:table-cell>
              <table:table-cell office:value-type="string">
                <text:p>proxy Ref/Obj</text:p>
              </table:table-cell>
              <table:table-cell office:value-type="string">
                <text:p>proxy Obj</text:p>
              </table:table-cell>
              <table:table-cell office:value-type="string">
                <text:p>proxy Ref/File</text:p>
              </table:table-cell>
              <table:table-cell office:value-type="string">
                <text:p>Stre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36.1">
                <text:p>3036.1</text:p>
              </table:table-cell>
              <table:table-cell office:value-type="float" office:value="4062.27">
                <text:p>4062.27</text:p>
              </table:table-cell>
              <table:table-cell office:value-type="float" office:value="3352.45">
                <text:p>3352.45</text:p>
              </table:table-cell>
              <table:table-cell office:value-type="float" office:value="3577.82">
                <text:p>3577.82</text:p>
              </table:table-cell>
              <table:table-cell office:value-type="float" office:value="2784.91">
                <text:p>2784.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45.36">
                <text:p>4545.36</text:p>
              </table:table-cell>
              <table:table-cell office:value-type="float" office:value="5365.82">
                <text:p>5365.82</text:p>
              </table:table-cell>
              <table:table-cell office:value-type="float" office:value="4627.64">
                <text:p>4627.64</text:p>
              </table:table-cell>
              <table:table-cell office:value-type="float" office:value="4599.91">
                <text:p>4599.91</text:p>
              </table:table-cell>
              <table:table-cell office:value-type="float" office:value="3472.36">
                <text:p>3472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6699.64">
                <text:p>6699.64</text:p>
              </table:table-cell>
              <table:table-cell office:value-type="float" office:value="6010.73">
                <text:p>6010.73</text:p>
              </table:table-cell>
              <table:table-cell office:value-type="float" office:value="5846.36">
                <text:p>5846.36</text:p>
              </table:table-cell>
              <table:table-cell office:value-type="float" office:value="4166.36">
                <text:p>4166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106.82">
                <text:p>8106.82</text:p>
              </table:table-cell>
              <table:table-cell office:value-type="float" office:value="7406.45">
                <text:p>7406.45</text:p>
              </table:table-cell>
              <table:table-cell office:value-type="float" office:value="5005.91">
                <text:p>5005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607.7">
                <text:p>8607.7</text:p>
              </table:table-cell>
              <table:table-cell office:value-type="float" office:value="7613.09">
                <text:p>7613.09</text:p>
              </table:table-cell>
              <table:table-cell office:value-type="float" office:value="5866.91">
                <text:p>5866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579d1c" dr3d:edge-rounding="0%"/>
      <style:text-properties fo:font-size="6pt" style:font-size-asian="6pt" style:font-size-complex="6pt"/>
    </style:style>
    <style:style style:name="ch10" style:family="chart">
      <style:chart-properties chart:solid-type="cuboid"/>
    </style:style>
    <style:style style:name="ch11" style:family="chart">
      <style:graphic-properties draw:stroke="solid" draw:fill-color="#7e0021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8.568cm" svg:height="13.057cm" chart:class="chart:bar" chart:style-name="ch1">
        <chart:legend chart:legend-position="end" svg:x="2.463cm" svg:y="0.492cm" chart:style-name="ch2"/>
        <chart:plot-area chart:style-name="ch3" table:cell-range-address="all.B58:all.D68" chart:data-source-has-labels="both" svg:x="0.54cm" svg:y="0.261cm" svg:width="16.965cm" svg:height="12.212cm">
          <chart:axis chart:dimension="x" chart:name="primary-x" chart:style-name="ch4">
            <chart:title svg:x="8.66cm" svg:y="12.163cm" chart:style-name="ch5">
              <text:p>Size(MB)</text:p>
            </chart:title>
            <chart:categories table:cell-range-address="all.B59:all.B68"/>
          </chart:axis>
          <chart:axis chart:dimension="y" chart:name="primary-y" chart:style-name="ch6">
            <chart:title svg:x="0.37cm" svg:y="6.994cm" chart:style-name="ch7">
              <text:p>Time (msec)</text:p>
            </chart:title>
            <chart:grid chart:style-name="ch8" chart:class="major"/>
          </chart:axis>
          <chart:series chart:style-name="ch9" chart:values-cell-range-address="all.C59:all.C68" chart:label-cell-address="all.C58:all.C58" chart:class="chart:bar">
            <chart:data-point/>
            <chart:data-point chart:style-name="ch10"/>
            <chart:data-point chart:repeated="8"/>
          </chart:series>
          <chart:series chart:style-name="ch11" chart:values-cell-range-address="all.D59:all.D68" chart:label-cell-address="all.D58:all.D58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xy Ref/File</text:p>
              </table:table-cell>
              <table:table-cell office:value-type="string">
                <text:p>Stream</text:p>
              </table:table-cell>
            </table:table-row>
          </table:table-header-rows>
          <table:table-rows>
            <table:table-row>
              <table:table-cell office:value-type="string">
                <text:p>7</text:p>
              </table:table-cell>
              <table:table-cell office:value-type="float" office:value="9912.82">
                <text:p>9912.82</text:p>
              </table:table-cell>
              <table:table-cell office:value-type="float" office:value="7598.45">
                <text:p>7598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61.55">
                <text:p>12661.55</text:p>
              </table:table-cell>
              <table:table-cell office:value-type="float" office:value="9413.18">
                <text:p>9413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30.45">
                <text:p>15430.45</text:p>
              </table:table-cell>
              <table:table-cell office:value-type="float" office:value="11201.45">
                <text:p>11201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371.91">
                <text:p>18371.91</text:p>
              </table:table-cell>
              <table:table-cell office:value-type="float" office:value="12906.64">
                <text:p>12906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09.91">
                <text:p>19109.91</text:p>
              </table:table-cell>
              <table:table-cell office:value-type="float" office:value="14567.45">
                <text:p>14567.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635.91">
                <text:p>22635.91</text:p>
              </table:table-cell>
              <table:table-cell office:value-type="float" office:value="16286">
                <text:p>162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168.27">
                <text:p>23168.27</text:p>
              </table:table-cell>
              <table:table-cell office:value-type="float" office:value="18129.55">
                <text:p>18129.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#NAN">
                <text:p>1.#NAN</text:p>
              </table:table-cell>
              <table:table-cell office:value-type="float" office:value="530557">
                <text:p>53055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#NAN">
                <text:p>1.#NAN</text:p>
              </table:table-cell>
              <table:table-cell office:value-type="float" office:value="705128.27">
                <text:p>705128.2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878655.36">
                <text:p>878655.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